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-Roman" svg:font-family="Times-Roman" style:font-family-generic="roma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56in"/>
    </style:style>
    <style:style style:name="co2" style:family="table-column">
      <style:table-column-properties fo:break-before="auto" style:column-width="0.456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799in"/>
    </style:style>
    <style:style style:name="ro1" style:family="table-row">
      <style:table-row-properties style:row-height="0.1799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ouri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font-name="couri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18">
      <style:text-properties fo:font-weight="bold" style:font-weight-asian="bold" style:font-weight-complex="bold"/>
    </style:style>
    <style:style style:name="ce6" style:family="table-cell" style:parent-style-name="Default" style:data-style-name="N118">
      <style:text-properties fo:font-weight="normal" style:font-weight-asian="normal" style:font-weight-complex="normal"/>
    </style:style>
    <style:style style:name="T1" style:family="text">
      <style:text-properties fo:color="#000000" style:font-name="courier" fo:font-size="10pt" style:font-name-asian="courier" style:font-size-asian="10pt" style:font-name-complex="courier" style:font-size-complex="10pt"/>
    </style:style>
    <style:style style:name="T2" style:family="text">
      <style:text-properties fo:color="#a020f0" style:font-name="courier" fo:font-size="10pt" style:font-name-asian="courier" style:font-size-asian="10pt" style:font-name-complex="courier" style:font-size-complex="10pt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row table:style-name="ro1">
          <table:table-cell/>
          <table:table-cell table:style-name="ce3" office:value-type="string">
            <text:p>Mineral Composiiton</text:p>
          </table:table-cell>
          <table:table-cell table:number-columns-repeated="10"/>
          <table:table-cell table:style-name="ce3" office:value-type="string">
            <text:p>Mineral Compositions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Monazite</text:p>
          </table:table-cell>
          <table:table-cell table:number-columns-repeated="4"/>
          <table:table-cell office:value-type="string">
            <text:p>Xenotime</text:p>
          </table:table-cell>
          <table:table-cell table:number-columns-repeated="5"/>
          <table:table-cell office:value-type="string">
            <text:p>Monazite</text:p>
          </table:table-cell>
          <table:table-cell table:number-columns-repeated="4"/>
          <table:table-cell office:value-type="string">
            <text:p>Xenotim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wt%</text:p>
          </table:table-cell>
          <table:table-cell table:number-columns-repeated="2" office:value-type="string">
            <text:p>SW1</text:p>
          </table:table-cell>
          <table:table-cell table:number-columns-repeated="3" office:value-type="string">
            <text:p>SW5</text:p>
          </table:table-cell>
          <table:table-cell table:number-columns-repeated="2" office:value-type="string">
            <text:p>SW3</text:p>
          </table:table-cell>
          <table:table-cell table:number-columns-repeated="2" office:value-type="string">
            <text:p>SW5</text:p>
          </table:table-cell>
          <table:table-cell/>
          <table:table-cell table:style-name="ce3" office:value-type="string">
            <text:p>PPM</text:p>
          </table:table-cell>
          <table:table-cell table:number-columns-repeated="2" office:value-type="string">
            <text:p>SW1 Granite</text:p>
          </table:table-cell>
          <table:table-cell office:value-type="string">
            <text:p>SW5 Aplite</text:p>
          </table:table-cell>
          <table:table-cell office:value-type="string">
            <text:p>SW5 Aplite</text:p>
          </table:table-cell>
          <table:table-cell office:value-type="string">
            <text:p>SW5 Aplite</text:p>
          </table:table-cell>
          <table:table-cell table:number-columns-repeated="2" office:value-type="string">
            <text:p>SW3 Granite</text:p>
          </table:table-cell>
          <table:table-cell office:value-type="string">
            <text:p>SW5 Aplite</text:p>
          </table:table-cell>
          <table:table-cell office:value-type="string">
            <text:p>SW5 Aplite</text:p>
          </table:table-cell>
        </table:table-row>
        <table:table-row table:style-name="ro2">
          <table:table-cell/>
          <table:table-cell office:value-type="string">
            <text:p>La2O3</text:p>
          </table:table-cell>
          <table:table-cell office:value-type="float" office:value="15.38">
            <text:p>15.38</text:p>
          </table:table-cell>
          <table:table-cell office:value-type="float" office:value="13.55">
            <text:p>13.55</text:p>
          </table:table-cell>
          <table:table-cell office:value-type="float" office:value="8.13">
            <text:p>8.13</text:p>
          </table:table-cell>
          <table:table-cell office:value-type="float" office:value="9.98">
            <text:p>9.98</text:p>
          </table:table-cell>
          <table:table-cell office:value-type="float" office:value="9.93">
            <text:p>9.93</text:p>
          </table:table-cell>
          <table:table-cell office:value-type="float" office:value="0.02">
            <text:p>0.02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/>
          <table:table-cell office:value-type="string">
            <text:p>La</text:p>
          </table:table-cell>
          <table:table-cell table:formula="of:=[.C4]*138.91/(138.91+24)*10000" office:value-type="float" office:value="131142.09072494">
            <text:p>131142.09072494</text:p>
          </table:table-cell>
          <table:table-cell table:formula="of:=[.D4]*138.91/(138.91+24)*10000" office:value-type="float" office:value="115538.057823338">
            <text:p>115538.057823338</text:p>
          </table:table-cell>
          <table:table-cell table:formula="of:=[.E4]*138.91/(138.91+24)*10000" office:value-type="float" office:value="69322.8346940028">
            <text:p>69322.8346940028</text:p>
          </table:table-cell>
          <table:table-cell table:formula="of:=[.F4]*138.91/(138.91+24)*10000" office:value-type="float" office:value="85097.403474311">
            <text:p>85097.403474311</text:p>
          </table:table-cell>
          <table:table-cell table:formula="of:=[.G4]*138.91/(138.91+24)*10000" office:value-type="float" office:value="84671.0637775459">
            <text:p>84671.0637775459</text:p>
          </table:table-cell>
          <table:table-cell table:formula="of:=[.H4]*138.91/(138.91+24)*10000" office:value-type="float" office:value="170.535878706034">
            <text:p>170.535878706</text:p>
          </table:table-cell>
          <table:table-cell table:formula="of:=[.I4]*138.91/(138.91+24)*10000" office:value-type="float" office:value="511.607636118102">
            <text:p>511.6076361181</text:p>
          </table:table-cell>
          <table:table-cell table:formula="of:=[.J4]*138.91/(138.91+24)*10000" office:value-type="float" office:value="170.535878706034">
            <text:p>170.535878706</text:p>
          </table:table-cell>
          <table:table-cell table:formula="of:=[.K4]*138.91/(138.91+24)*10000" office:value-type="float" office:value="85.267939353017">
            <text:p>85.267939353</text:p>
          </table:table-cell>
        </table:table-row>
        <table:table-row table:style-name="ro2">
          <table:table-cell/>
          <table:table-cell office:value-type="string">
            <text:p>Ce2O3</text:p>
          </table:table-cell>
          <table:table-cell office:value-type="float" office:value="29.46">
            <text:p>29.46</text:p>
          </table:table-cell>
          <table:table-cell office:value-type="float" office:value="27.94">
            <text:p>27.94</text:p>
          </table:table-cell>
          <table:table-cell office:value-type="float" office:value="20.66">
            <text:p>20.66</text:p>
          </table:table-cell>
          <table:table-cell office:value-type="float" office:value="23.91">
            <text:p>23.91</text:p>
          </table:table-cell>
          <table:table-cell office:value-type="float" office:value="23.02">
            <text:p>23.02</text:p>
          </table:table-cell>
          <table:table-cell office:value-type="float" office:value="0.11">
            <text:p>0.11</text:p>
          </table:table-cell>
          <table:table-cell office:value-type="float" office:value="0.27">
            <text:p>0.27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/>
          <table:table-cell office:value-type="string">
            <text:p>Ce</text:p>
          </table:table-cell>
          <table:table-cell table:formula="of:=[.C5]*140.11/(140.11+24)*10000" office:value-type="float" office:value="251516.702211931">
            <text:p>251516.702211931</text:p>
          </table:table-cell>
          <table:table-cell table:formula="of:=[.D5]*140.11/(140.11+24)*10000" office:value-type="float" office:value="238539.601486808">
            <text:p>238539.601486808</text:p>
          </table:table-cell>
          <table:table-cell table:formula="of:=[.E5]*140.11/(140.11+24)*10000" office:value-type="float" office:value="176386.11906648">
            <text:p>176386.11906648</text:p>
          </table:table-cell>
          <table:table-cell table:formula="of:=[.F5]*140.11/(140.11+24)*10000" office:value-type="float" office:value="204133.209432698">
            <text:p>204133.209432698</text:p>
          </table:table-cell>
          <table:table-cell table:formula="of:=[.G5]*140.11/(140.11+24)*10000" office:value-type="float" office:value="196534.775455487">
            <text:p>196534.775455487</text:p>
          </table:table-cell>
          <table:table-cell table:formula="of:=[.H5]*140.11/(140.11+24)*10000" office:value-type="float" office:value="939.13228931814">
            <text:p>939.1322893181</text:p>
          </table:table-cell>
          <table:table-cell table:formula="of:=[.I5]*140.11/(140.11+24)*10000" office:value-type="float" office:value="2305.14289196271">
            <text:p>2305.1428919627</text:p>
          </table:table-cell>
          <table:table-cell table:formula="of:=[.J5]*140.11/(140.11+24)*10000" office:value-type="float" office:value="1024.50795198343">
            <text:p>1024.5079519834</text:p>
          </table:table-cell>
          <table:table-cell table:formula="of:=[.K5]*140.11/(140.11+24)*10000" office:value-type="float" office:value="1109.88361464871">
            <text:p>1109.8836146487</text:p>
          </table:table-cell>
        </table:table-row>
        <table:table-row table:style-name="ro2">
          <table:table-cell/>
          <table:table-cell office:value-type="string">
            <text:p>Nd2O3</text:p>
          </table:table-cell>
          <table:table-cell office:value-type="float" office:value="10.91">
            <text:p>10.91</text:p>
          </table:table-cell>
          <table:table-cell office:value-type="float" office:value="10.81">
            <text:p>10.81</text:p>
          </table:table-cell>
          <table:table-cell office:value-type="float" office:value="10.34">
            <text:p>10.34</text:p>
          </table:table-cell>
          <table:table-cell office:value-type="float" office:value="10.05">
            <text:p>10.05</text:p>
          </table:table-cell>
          <table:table-cell office:value-type="float" office:value="9.42">
            <text:p>9.42</text:p>
          </table:table-cell>
          <table:table-cell office:value-type="float" office:value="0.57">
            <text:p>0.57</text:p>
          </table:table-cell>
          <table:table-cell office:value-type="float" office:value="0.6">
            <text:p>0.6</text:p>
          </table:table-cell>
          <table:table-cell office:value-type="float" office:value="0.51">
            <text:p>0.51</text:p>
          </table:table-cell>
          <table:table-cell office:value-type="float" office:value="0.55">
            <text:p>0.55</text:p>
          </table:table-cell>
          <table:table-cell/>
          <table:table-cell office:value-type="string">
            <text:p>Nd</text:p>
          </table:table-cell>
          <table:table-cell table:formula="of:=[.C6]*144.24/(144.24+24)*10000" office:value-type="float" office:value="93536.5192582026">
            <text:p>93536.5192582026</text:p>
          </table:table-cell>
          <table:table-cell table:formula="of:=[.D6]*144.24/(144.24+24)*10000" office:value-type="float" office:value="92679.1726105564">
            <text:p>92679.1726105564</text:p>
          </table:table-cell>
          <table:table-cell table:formula="of:=[.E6]*144.24/(144.24+24)*10000" office:value-type="float" office:value="88649.6433666191">
            <text:p>88649.6433666191</text:p>
          </table:table-cell>
          <table:table-cell table:formula="of:=[.F6]*144.24/(144.24+24)*10000" office:value-type="float" office:value="86163.3380884451">
            <text:p>86163.3380884451</text:p>
          </table:table-cell>
          <table:table-cell table:formula="of:=[.G6]*144.24/(144.24+24)*10000" office:value-type="float" office:value="80762.0542082739">
            <text:p>80762.0542082739</text:p>
          </table:table-cell>
          <table:table-cell table:formula="of:=[.H6]*144.24/(144.24+24)*10000" office:value-type="float" office:value="4886.87589158345">
            <text:p>4886.8758915835</text:p>
          </table:table-cell>
          <table:table-cell table:formula="of:=[.I6]*144.24/(144.24+24)*10000" office:value-type="float" office:value="5144.07988587732">
            <text:p>5144.0798858773</text:p>
          </table:table-cell>
          <table:table-cell table:formula="of:=[.J6]*144.24/(144.24+24)*10000" office:value-type="float" office:value="4372.46790299572">
            <text:p>4372.4679029957</text:p>
          </table:table-cell>
          <table:table-cell table:formula="of:=[.K6]*144.24/(144.24+24)*10000" office:value-type="float" office:value="4715.40656205421">
            <text:p>4715.4065620542</text:p>
          </table:table-cell>
        </table:table-row>
        <table:table-row table:style-name="ro2">
          <table:table-cell/>
          <table:table-cell office:value-type="string">
            <text:p>Sm2O3</text:p>
          </table:table-cell>
          <table:table-cell office:value-type="float" office:value="1.59">
            <text:p>1.59</text:p>
          </table:table-cell>
          <table:table-cell office:value-type="float" office:value="1.81">
            <text:p>1.81</text:p>
          </table:table-cell>
          <table:table-cell office:value-type="float" office:value="4.16">
            <text:p>4.16</text:p>
          </table:table-cell>
          <table:table-cell office:value-type="float" office:value="2.84">
            <text:p>2.84</text:p>
          </table:table-cell>
          <table:table-cell office:value-type="float" office:value="3.59">
            <text:p>3.59</text:p>
          </table:table-cell>
          <table:table-cell office:value-type="float" office:value="1.27">
            <text:p>1.27</text:p>
          </table:table-cell>
          <table:table-cell office:value-type="float" office:value="1.19">
            <text:p>1.19</text:p>
          </table:table-cell>
          <table:table-cell office:value-type="float" office:value="0.98">
            <text:p>0.98</text:p>
          </table:table-cell>
          <table:table-cell office:value-type="float" office:value="1.08">
            <text:p>1.08</text:p>
          </table:table-cell>
          <table:table-cell/>
          <table:table-cell office:value-type="string">
            <text:p>Sm</text:p>
          </table:table-cell>
          <table:table-cell table:formula="of:=[.C7]*150.36/(150.36+24)*10000" office:value-type="float" office:value="13711.4246386786">
            <text:p>13711.4246386786</text:p>
          </table:table-cell>
          <table:table-cell table:formula="of:=[.D7]*150.36/(150.36+24)*10000" office:value-type="float" office:value="15608.6028905712">
            <text:p>15608.6028905712</text:p>
          </table:table-cell>
          <table:table-cell table:formula="of:=[.E7]*150.36/(150.36+24)*10000" office:value-type="float" office:value="35873.916035788">
            <text:p>35873.916035788</text:p>
          </table:table-cell>
          <table:table-cell table:formula="of:=[.F7]*150.36/(150.36+24)*10000" office:value-type="float" office:value="24490.8465244322">
            <text:p>24490.8465244322</text:p>
          </table:table-cell>
          <table:table-cell table:formula="of:=[.G7]*150.36/(150.36+24)*10000" office:value-type="float" office:value="30958.4996558844">
            <text:p>30958.4996558844</text:p>
          </table:table-cell>
          <table:table-cell table:formula="of:=[.H7]*150.36/(150.36+24)*10000" office:value-type="float" office:value="10951.8926359257">
            <text:p>10951.8926359257</text:p>
          </table:table-cell>
          <table:table-cell table:formula="of:=[.I7]*150.36/(150.36+24)*10000" office:value-type="float" office:value="10262.0096352374">
            <text:p>10262.0096352374</text:p>
          </table:table-cell>
          <table:table-cell table:formula="of:=[.J7]*150.36/(150.36+24)*10000" office:value-type="float" office:value="8451.06675843083">
            <text:p>8451.0667584308</text:p>
          </table:table-cell>
          <table:table-cell table:formula="of:=[.K7]*150.36/(150.36+24)*10000" office:value-type="float" office:value="9313.42050929112">
            <text:p>9313.4205092911</text:p>
          </table:table-cell>
        </table:table-row>
        <table:table-row table:style-name="ro2">
          <table:table-cell/>
          <table:table-cell office:value-type="string">
            <text:p>Gd203</text:p>
          </table:table-cell>
          <table:table-cell office:value-type="float" office:value="0.88">
            <text:p>0.88</text:p>
          </table:table-cell>
          <table:table-cell office:value-type="float" office:value="1.31">
            <text:p>1.31</text:p>
          </table:table-cell>
          <table:table-cell office:value-type="float" office:value="2.83">
            <text:p>2.83</text:p>
          </table:table-cell>
          <table:table-cell office:value-type="float" office:value="1.87">
            <text:p>1.87</text:p>
          </table:table-cell>
          <table:table-cell office:value-type="float" office:value="3.36">
            <text:p>3.36</text:p>
          </table:table-cell>
          <table:table-cell office:value-type="float" office:value="3.55">
            <text:p>3.55</text:p>
          </table:table-cell>
          <table:table-cell office:value-type="float" office:value="3.27">
            <text:p>3.27</text:p>
          </table:table-cell>
          <table:table-cell office:value-type="float" office:value="2.48">
            <text:p>2.48</text:p>
          </table:table-cell>
          <table:table-cell office:value-type="float" office:value="2.76">
            <text:p>2.76</text:p>
          </table:table-cell>
          <table:table-cell/>
          <table:table-cell office:value-type="string">
            <text:p>Gd</text:p>
          </table:table-cell>
          <table:table-cell table:formula="of:=[.C8]*164.92/(164.93+24)*10000" office:value-type="float" office:value="7681.65987402742">
            <text:p>7681.6598740274</text:p>
          </table:table-cell>
          <table:table-cell table:formula="of:=[.D8]*157.25/(157.25+24)*10000" office:value-type="float" office:value="11365.3793103448">
            <text:p>11365.3793103448</text:p>
          </table:table-cell>
          <table:table-cell table:formula="of:=[.E8]*157.25/(157.25+24)*10000" office:value-type="float" office:value="24552.6896551724">
            <text:p>24552.6896551724</text:p>
          </table:table-cell>
          <table:table-cell table:formula="of:=[.F8]*157.25/(157.25+24)*10000" office:value-type="float" office:value="16223.8620689655">
            <text:p>16223.8620689655</text:p>
          </table:table-cell>
          <table:table-cell table:formula="of:=[.G8]*157.25/(157.25+24)*10000" office:value-type="float" office:value="29150.8965517241">
            <text:p>29150.8965517241</text:p>
          </table:table-cell>
          <table:table-cell table:formula="of:=[.H8]*157.25/(157.25+24)*10000" office:value-type="float" office:value="30799.3103448276">
            <text:p>30799.3103448276</text:p>
          </table:table-cell>
          <table:table-cell table:formula="of:=[.I8]*157.25/(157.25+24)*10000" office:value-type="float" office:value="28370.0689655172">
            <text:p>28370.0689655172</text:p>
          </table:table-cell>
          <table:table-cell table:formula="of:=[.J8]*157.25/(157.25+24)*10000" office:value-type="float" office:value="21516.1379310345">
            <text:p>21516.1379310345</text:p>
          </table:table-cell>
          <table:table-cell table:formula="of:=[.K8]*157.25/(157.25+24)*10000" office:value-type="float" office:value="23945.3793103448">
            <text:p>23945.3793103448</text:p>
          </table:table-cell>
        </table:table-row>
        <table:table-row table:style-name="ro2">
          <table:table-cell/>
          <table:table-cell office:value-type="string">
            <text:p>Ho2O3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0.17">
            <text:p>0.17</text:p>
          </table:table-cell>
          <table:table-cell table:number-columns-repeated="2" office:value-type="float" office:value="0.11">
            <text:p>0.11</text:p>
          </table:table-cell>
          <table:table-cell office:value-type="float" office:value="1.33">
            <text:p>1.33</text:p>
          </table:table-cell>
          <table:table-cell office:value-type="float" office:value="1.31">
            <text:p>1.31</text:p>
          </table:table-cell>
          <table:table-cell office:value-type="float" office:value="1.15">
            <text:p>1.15</text:p>
          </table:table-cell>
          <table:table-cell office:value-type="float" office:value="1.11">
            <text:p>1.11</text:p>
          </table:table-cell>
          <table:table-cell/>
          <table:table-cell office:value-type="string">
            <text:p>Ho</text:p>
          </table:table-cell>
          <table:table-cell table:formula="of:=[.C9]*157.25/(157.25+24)*10000" office:value-type="float" office:value="433.793103448276">
            <text:p>433.7931034483</text:p>
          </table:table-cell>
          <table:table-cell table:formula="of:=[.D9]*157.25/(157.25+24)*10000" office:value-type="float" office:value="347.034482758621">
            <text:p>347.0344827586</text:p>
          </table:table-cell>
          <table:table-cell table:formula="of:=[.E9]*157.25/(157.25+24)*10000" office:value-type="float" office:value="1474.89655172414">
            <text:p>1474.8965517241</text:p>
          </table:table-cell>
          <table:table-cell table:formula="of:=[.F9]*157.25/(157.25+24)*10000" office:value-type="float" office:value="954.344827586207">
            <text:p>954.3448275862</text:p>
          </table:table-cell>
          <table:table-cell table:formula="of:=[.G9]*157.25/(157.25+24)*10000" office:value-type="float" office:value="954.344827586207">
            <text:p>954.3448275862</text:p>
          </table:table-cell>
          <table:table-cell table:formula="of:=[.H9]*157.25/(157.25+24)*10000" office:value-type="float" office:value="11538.8965517241">
            <text:p>11538.8965517241</text:p>
          </table:table-cell>
          <table:table-cell table:formula="of:=[.I9]*157.25/(157.25+24)*10000" office:value-type="float" office:value="11365.3793103448">
            <text:p>11365.3793103448</text:p>
          </table:table-cell>
          <table:table-cell table:formula="of:=[.J9]*157.25/(157.25+24)*10000" office:value-type="float" office:value="9977.24137931034">
            <text:p>9977.2413793104</text:p>
          </table:table-cell>
          <table:table-cell table:formula="of:=[.K9]*157.25/(157.25+24)*10000" office:value-type="float" office:value="9630.20689655173">
            <text:p>9630.2068965517</text:p>
          </table:table-cell>
        </table:table-row>
        <table:table-row table:style-name="ro2">
          <table:table-cell/>
          <table:table-cell office:value-type="string">
            <text:p>Yb2O3</text:p>
          </table:table-cell>
          <table:table-cell table:number-columns-repeated="2"/>
          <table:table-cell office:value-type="float" office:value="2.55">
            <text:p>2.55</text:p>
          </table:table-cell>
          <table:table-cell office:value-type="float" office:value="2.58">
            <text:p>2.58</text:p>
          </table:table-cell>
          <table:table-cell office:value-type="float" office:value="2.71">
            <text:p>2.71</text:p>
          </table:table-cell>
          <table:table-cell table:number-columns-repeated="2"/>
          <table:table-cell office:value-type="float" office:value="4.22">
            <text:p>4.22</text:p>
          </table:table-cell>
          <table:table-cell office:value-type="float" office:value="3.78">
            <text:p>3.78</text:p>
          </table:table-cell>
          <table:table-cell/>
          <table:table-cell office:value-type="string">
            <text:p>Yb</text:p>
          </table:table-cell>
          <table:table-cell table:number-columns-repeated="2"/>
          <table:table-cell table:formula="of:=[.E10]*173.04/(173.04+24)*10000" office:value-type="float" office:value="22394.0316686967">
            <text:p>22394.0316686967</text:p>
          </table:table-cell>
          <table:table-cell table:formula="of:=[.F10]*173.04/(173.04+24)*10000" office:value-type="float" office:value="22657.490864799">
            <text:p>22657.490864799</text:p>
          </table:table-cell>
          <table:table-cell table:formula="of:=[.G10]*173.04/(173.04+24)*10000" office:value-type="float" office:value="23799.1473812424">
            <text:p>23799.1473812424</text:p>
          </table:table-cell>
          <table:table-cell table:number-columns-repeated="2"/>
          <table:table-cell table:formula="of:=[.J10]*173.04/(173.04+24)*10000" office:value-type="float" office:value="37059.9269183922">
            <text:p>37059.9269183922</text:p>
          </table:table-cell>
          <table:table-cell table:formula="of:=[.K10]*173.04/(173.04+24)*10000" office:value-type="float" office:value="33195.8587088916">
            <text:p>33195.8587088916</text:p>
          </table:table-cell>
        </table:table-row>
        <table:table-row table:style-name="ro2">
          <table:table-cell/>
          <table:table-cell office:value-type="string">
            <text:p>Y2O3</text:p>
          </table:table-cell>
          <table:table-cell office:value-type="float" office:value="1.08">
            <text:p>1.08</text:p>
          </table:table-cell>
          <table:table-cell office:value-type="float" office:value="2.36">
            <text:p>2.36</text:p>
          </table:table-cell>
          <table:table-cell office:value-type="float" office:value="2.49">
            <text:p>2.49</text:p>
          </table:table-cell>
          <table:table-cell office:value-type="float" office:value="2.27">
            <text:p>2.27</text:p>
          </table:table-cell>
          <table:table-cell office:value-type="float" office:value="2.36">
            <text:p>2.36</text:p>
          </table:table-cell>
          <table:table-cell office:value-type="float" office:value="37.58">
            <text:p>37.58</text:p>
          </table:table-cell>
          <table:table-cell office:value-type="float" office:value="38.79">
            <text:p>38.79</text:p>
          </table:table-cell>
          <table:table-cell office:value-type="float" office:value="38.25">
            <text:p>38.25</text:p>
          </table:table-cell>
          <table:table-cell office:value-type="float" office:value="37.79">
            <text:p>37.79</text:p>
          </table:table-cell>
          <table:table-cell/>
          <table:table-cell office:value-type="string">
            <text:p>Y</text:p>
          </table:table-cell>
          <table:table-cell table:formula="of:=[.C11]*88.91/(88.91+24)*10000" office:value-type="float" office:value="8504.36630945001">
            <text:p>8504.36630945</text:p>
          </table:table-cell>
          <table:table-cell table:formula="of:=[.D11]*88.91/(88.91+24)*10000" office:value-type="float" office:value="18583.6152687982">
            <text:p>18583.6152687982</text:p>
          </table:table-cell>
          <table:table-cell table:formula="of:=[.E11]*88.91/(88.91+24)*10000" office:value-type="float" office:value="19607.288991232">
            <text:p>19607.288991232</text:p>
          </table:table-cell>
          <table:table-cell table:formula="of:=[.F11]*88.91/(88.91+24)*10000" office:value-type="float" office:value="17874.918076344">
            <text:p>17874.918076344</text:p>
          </table:table-cell>
          <table:table-cell table:formula="of:=[.G11]*88.91/(88.91+24)*10000" office:value-type="float" office:value="18583.6152687982">
            <text:p>18583.6152687982</text:p>
          </table:table-cell>
          <table:table-cell table:formula="of:=[.H11]*88.91/(88.91+24)*10000" office:value-type="float" office:value="295920.449915862">
            <text:p>295920.449915862</text:p>
          </table:table-cell>
          <table:table-cell table:formula="of:=[.I11]*88.91/(88.91+24)*10000" office:value-type="float" office:value="305448.489947746">
            <text:p>305448.489947746</text:p>
          </table:table-cell>
          <table:table-cell table:formula="of:=[.J11]*88.91/(88.91+24)*10000" office:value-type="float" office:value="301196.306793021">
            <text:p>301196.306793021</text:p>
          </table:table-cell>
          <table:table-cell table:formula="of:=[.K11]*88.91/(88.91+24)*10000" office:value-type="float" office:value="297574.076698255">
            <text:p>297574.076698255</text:p>
          </table:table-cell>
        </table:table-row>
        <table:table-row table:style-name="ro2">
          <table:table-cell/>
          <table:table-cell office:value-type="string">
            <text:p>ThO2</text:p>
          </table:table-cell>
          <table:table-cell office:value-type="float" office:value="3.95">
            <text:p>3.95</text:p>
          </table:table-cell>
          <table:table-cell office:value-type="float" office:value="5.08">
            <text:p>5.08</text:p>
          </table:table-cell>
          <table:table-cell office:value-type="float" office:value="10.13">
            <text:p>10.13</text:p>
          </table:table-cell>
          <table:table-cell office:value-type="float" office:value="10.15">
            <text:p>10.15</text:p>
          </table:table-cell>
          <table:table-cell office:value-type="float" office:value="8.49">
            <text:p>8.49</text:p>
          </table:table-cell>
          <table:table-cell office:value-type="float" office:value="0.1">
            <text:p>0.1</text:p>
          </table:table-cell>
          <table:table-cell office:value-type="float" office:value="0.23">
            <text:p>0.23</text:p>
          </table:table-cell>
          <table:table-cell office:value-type="float" office:value="0.82">
            <text:p>0.82</text:p>
          </table:table-cell>
          <table:table-cell office:value-type="float" office:value="0.79">
            <text:p>0.79</text:p>
          </table:table-cell>
          <table:table-cell/>
          <table:table-cell office:value-type="string">
            <text:p>Th</text:p>
          </table:table-cell>
          <table:table-cell table:formula="of:=[.C12]*232.04/(232.04+32)*10000" office:value-type="float" office:value="34712.8465384033">
            <text:p>34712.8465384033</text:p>
          </table:table-cell>
          <table:table-cell table:formula="of:=[.D12]*232.04/(232.04+32)*10000" office:value-type="float" office:value="44643.3570671111">
            <text:p>44643.3570671111</text:p>
          </table:table-cell>
          <table:table-cell table:formula="of:=[.E12]*232.04/(232.04+32)*10000" office:value-type="float" office:value="89023.0722617785">
            <text:p>89023.0722617785</text:p>
          </table:table-cell>
          <table:table-cell table:formula="of:=[.F12]*232.04/(232.04+32)*10000" office:value-type="float" office:value="89198.8335100742">
            <text:p>89198.8335100742</text:p>
          </table:table-cell>
          <table:table-cell table:formula="of:=[.G12]*232.04/(232.04+32)*10000" office:value-type="float" office:value="74610.6499015301">
            <text:p>74610.6499015301</text:p>
          </table:table-cell>
          <table:table-cell table:formula="of:=[.H12]*232.04/(232.04+32)*10000" office:value-type="float" office:value="878.806241478564">
            <text:p>878.8062414786</text:p>
          </table:table-cell>
          <table:table-cell table:formula="of:=[.I12]*232.04/(232.04+32)*10000" office:value-type="float" office:value="2021.2543554007">
            <text:p>2021.2543554007</text:p>
          </table:table-cell>
          <table:table-cell table:formula="of:=[.J12]*232.04/(232.04+32)*10000" office:value-type="float" office:value="7206.21118012423">
            <text:p>7206.2111801242</text:p>
          </table:table-cell>
          <table:table-cell table:formula="of:=[.K12]*232.04/(232.04+32)*10000" office:value-type="float" office:value="6942.56930768066">
            <text:p>6942.5693076807</text:p>
          </table:table-cell>
        </table:table-row>
        <table:table-row table:style-name="ro2">
          <table:table-cell/>
          <table:table-cell office:value-type="string">
            <text:p>U3O8</text:p>
          </table:table-cell>
          <table:table-cell office:value-type="float" office:value="0.16">
            <text:p>0.16</text:p>
          </table:table-cell>
          <table:table-cell office:value-type="float" office:value="0.54">
            <text:p>0.54</text:p>
          </table:table-cell>
          <table:table-cell office:value-type="float" office:value="3.34">
            <text:p>3.34</text:p>
          </table:table-cell>
          <table:table-cell office:value-type="float" office:value="2">
            <text:p>2</text:p>
          </table:table-cell>
          <table:table-cell office:value-type="float" office:value="2.57">
            <text:p>2.57</text:p>
          </table:table-cell>
          <table:table-cell office:value-type="float" office:value="2.03">
            <text:p>2.03</text:p>
          </table:table-cell>
          <table:table-cell office:value-type="float" office:value="1.04">
            <text:p>1.04</text:p>
          </table:table-cell>
          <table:table-cell office:value-type="float" office:value="5.13">
            <text:p>5.13</text:p>
          </table:table-cell>
          <table:table-cell office:value-type="float" office:value="4.27">
            <text:p>4.27</text:p>
          </table:table-cell>
          <table:table-cell/>
          <table:table-cell office:value-type="string">
            <text:p>U</text:p>
          </table:table-cell>
          <table:table-cell table:formula="of:=[.C13]*238.03/(238.03+8/3*16)*10000" office:value-type="float" office:value="1356.7955919201">
            <text:p>1356.7955919201</text:p>
          </table:table-cell>
          <table:table-cell table:formula="of:=[.D13]*238.03/(238.03+8/3*16)*10000" office:value-type="float" office:value="4579.18512273035">
            <text:p>4579.1851227304</text:p>
          </table:table-cell>
          <table:table-cell table:formula="of:=[.E13]*238.03/(238.03+8/3*16)*10000" office:value-type="float" office:value="28323.1079813322">
            <text:p>28323.1079813322</text:p>
          </table:table-cell>
          <table:table-cell table:formula="of:=[.F13]*238.03/(238.03+8/3*16)*10000" office:value-type="float" office:value="16959.9448990013">
            <text:p>16959.9448990013</text:p>
          </table:table-cell>
          <table:table-cell table:formula="of:=[.G13]*238.03/(238.03+8/3*16)*10000" office:value-type="float" office:value="21793.5291952167">
            <text:p>21793.5291952167</text:p>
          </table:table-cell>
          <table:table-cell table:formula="of:=[.H13]*238.03/(238.03+8/3*16)*10000" office:value-type="float" office:value="17214.3440724863">
            <text:p>17214.3440724863</text:p>
          </table:table-cell>
          <table:table-cell table:formula="of:=[.I13]*238.03/(238.03+8/3*16)*10000" office:value-type="float" office:value="8819.17134748067">
            <text:p>8819.1713474807</text:p>
          </table:table-cell>
          <table:table-cell table:formula="of:=[.J13]*238.03/(238.03+8/3*16)*10000" office:value-type="float" office:value="43502.2586659383">
            <text:p>43502.2586659383</text:p>
          </table:table-cell>
          <table:table-cell table:formula="of:=[.K13]*238.03/(238.03+8/3*16)*10000" office:value-type="float" office:value="36209.4823593678">
            <text:p>36209.4823593678</text:p>
          </table:table-cell>
        </table:table-row>
        <table:table-row table:style-name="ro2">
          <table:table-cell/>
          <table:table-cell office:value-type="string">
            <text:p>P2O5</text:p>
          </table:table-cell>
          <table:table-cell office:value-type="float" office:value="29.28">
            <text:p>29.28</text:p>
          </table:table-cell>
          <table:table-cell office:value-type="float" office:value="29.2">
            <text:p>29.2</text:p>
          </table:table-cell>
          <table:table-cell office:value-type="float" office:value="30.66">
            <text:p>30.66</text:p>
          </table:table-cell>
          <table:table-cell office:value-type="float" office:value="30.53">
            <text:p>30.53</text:p>
          </table:table-cell>
          <table:table-cell office:value-type="float" office:value="30.73">
            <text:p>30.73</text:p>
          </table:table-cell>
          <table:table-cell office:value-type="float" office:value="32.63">
            <text:p>32.63</text:p>
          </table:table-cell>
          <table:table-cell office:value-type="float" office:value="33.03">
            <text:p>33.03</text:p>
          </table:table-cell>
          <table:table-cell office:value-type="float" office:value="33.78">
            <text:p>33.78</text:p>
          </table:table-cell>
          <table:table-cell office:value-type="float" office:value="33.36">
            <text:p>33.36</text:p>
          </table:table-cell>
          <table:table-cell/>
          <table:table-cell office:value-type="string">
            <text:p>P2O5</text:p>
          </table:table-cell>
          <table:table-cell office:value-type="float" office:value="29.28">
            <text:p>29.28</text:p>
          </table:table-cell>
          <table:table-cell office:value-type="float" office:value="29.2">
            <text:p>29.2</text:p>
          </table:table-cell>
          <table:table-cell office:value-type="float" office:value="30.66">
            <text:p>30.66</text:p>
          </table:table-cell>
          <table:table-cell office:value-type="float" office:value="30.53">
            <text:p>30.53</text:p>
          </table:table-cell>
          <table:table-cell office:value-type="float" office:value="30.73">
            <text:p>30.73</text:p>
          </table:table-cell>
          <table:table-cell office:value-type="float" office:value="32.63">
            <text:p>32.63</text:p>
          </table:table-cell>
          <table:table-cell office:value-type="float" office:value="33.03">
            <text:p>33.03</text:p>
          </table:table-cell>
          <table:table-cell office:value-type="float" office:value="33.78">
            <text:p>33.78</text:p>
          </table:table-cell>
          <table:table-cell office:value-type="float" office:value="33.36">
            <text:p>33.36</text:p>
          </table:table-cell>
        </table:table-row>
        <table:table-row table:style-name="ro2">
          <table:table-cell/>
          <table:table-cell office:value-type="string">
            <text:p>SiO2</text:p>
          </table:table-cell>
          <table:table-cell office:value-type="float" office:value="0.03">
            <text:p>0.03</text:p>
          </table:table-cell>
          <table:table-cell office:value-type="float" office:value="0.29">
            <text:p>0.29</text:p>
          </table:table-cell>
          <table:table-cell office:value-type="float" office:value="0.24">
            <text:p>0.24</text:p>
          </table:table-cell>
          <table:table-cell office:value-type="float" office:value="0.48">
            <text:p>0.48</text:p>
          </table:table-cell>
          <table:table-cell office:value-type="float" office:value="0.19">
            <text:p>0.19</text:p>
          </table:table-cell>
          <table:table-cell table:number-columns-repeated="2" office:value-type="float" office:value="0">
            <text:p>0</text:p>
          </table:table-cell>
          <table:table-cell office:value-type="float" office:value="1.05">
            <text:p>1.05</text:p>
          </table:table-cell>
          <table:table-cell office:value-type="float" office:value="0.72">
            <text:p>0.72</text:p>
          </table:table-cell>
          <table:table-cell/>
          <table:table-cell office:value-type="string">
            <text:p>SiO2</text:p>
          </table:table-cell>
          <table:table-cell office:value-type="float" office:value="0.03">
            <text:p>0.03</text:p>
          </table:table-cell>
          <table:table-cell office:value-type="float" office:value="0.29">
            <text:p>0.29</text:p>
          </table:table-cell>
          <table:table-cell office:value-type="float" office:value="0.24">
            <text:p>0.24</text:p>
          </table:table-cell>
          <table:table-cell office:value-type="float" office:value="0.48">
            <text:p>0.48</text:p>
          </table:table-cell>
          <table:table-cell office:value-type="float" office:value="0.19">
            <text:p>0.19</text:p>
          </table:table-cell>
          <table:table-cell table:number-columns-repeated="2" office:value-type="float" office:value="0">
            <text:p>0</text:p>
          </table:table-cell>
          <table:table-cell office:value-type="float" office:value="1.05">
            <text:p>1.05</text:p>
          </table:table-cell>
          <table:table-cell office:value-type="float" office:value="0.72">
            <text:p>0.72</text:p>
          </table:table-cell>
        </table:table-row>
        <table:table-row table:style-name="ro2">
          <table:table-cell/>
          <table:table-cell office:value-type="string">
            <text:p>ZrO2</text:p>
          </table:table-cell>
          <table:table-cell table:number-columns-repeated="10"/>
          <table:table-cell office:value-type="string">
            <text:p>ZrO2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HfO2</text:p>
          </table:table-cell>
          <table:table-cell table:number-columns-repeated="10"/>
          <table:table-cell office:value-type="string">
            <text:p>HfO2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CaO</text:p>
          </table:table-cell>
          <table:table-cell office:value-type="float" office:value="0.68">
            <text:p>0.68</text:p>
          </table:table-cell>
          <table:table-cell office:value-type="float" office:value="0.86">
            <text:p>0.86</text:p>
          </table:table-cell>
          <table:table-cell office:value-type="float" office:value="2.29">
            <text:p>2.29</text:p>
          </table:table-cell>
          <table:table-cell office:value-type="float" office:value="1.83">
            <text:p>1.83</text:p>
          </table:table-cell>
          <table:table-cell office:value-type="float" office:value="1.88">
            <text:p>1.88</text:p>
          </table:table-cell>
          <table:table-cell table:number-columns-repeated="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53">
            <text:p>0.53</text:p>
          </table:table-cell>
          <table:table-cell/>
          <table:table-cell office:value-type="string">
            <text:p>CaO</text:p>
          </table:table-cell>
          <table:table-cell office:value-type="float" office:value="0.68">
            <text:p>0.68</text:p>
          </table:table-cell>
          <table:table-cell office:value-type="float" office:value="0.86">
            <text:p>0.86</text:p>
          </table:table-cell>
          <table:table-cell office:value-type="float" office:value="2.29">
            <text:p>2.29</text:p>
          </table:table-cell>
          <table:table-cell office:value-type="float" office:value="1.83">
            <text:p>1.83</text:p>
          </table:table-cell>
          <table:table-cell office:value-type="float" office:value="1.88">
            <text:p>1.88</text:p>
          </table:table-cell>
          <table:table-cell table:number-columns-repeated="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53">
            <text:p>0.53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/>
          <table:table-cell office:value-type="string">
            <text:p>Starting Composition</text:p>
          </table:table-cell>
          <table:table-cell table:number-columns-repeated="20"/>
        </table:table-row>
        <table:table-row table:style-name="ro2">
          <table:table-cell/>
          <table:table-cell table:style-name="ce3" office:value-type="string">
            <text:p>PPM</text:p>
          </table:table-cell>
          <table:table-cell office:value-type="string">
            <text:p>SW1</text:p>
          </table:table-cell>
          <table:table-cell office:value-type="string">
            <text:p>SW8</text:p>
          </table:table-cell>
          <table:table-cell office:value-type="string">
            <text:p>SW3</text:p>
          </table:table-cell>
          <table:table-cell office:value-type="string">
            <text:p>SW2b</text:p>
          </table:table-cell>
          <table:table-cell office:value-type="string">
            <text:p>SW5</text:p>
          </table:table-cell>
          <table:table-cell table:number-columns-repeated="6"/>
          <table:table-cell office:value-type="string">
            <text:p>Monazite</text:p>
          </table:table-cell>
          <table:table-cell table:number-columns-repeated="4"/>
          <table:table-cell office:value-type="string">
            <text:p>Xenotim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c</text:p>
          </table:table-cell>
          <table:table-cell office:value-type="float" office:value="3.36">
            <text:p>3.36</text:p>
          </table:table-cell>
          <table:table-cell office:value-type="float" office:value="4.2">
            <text:p>4.2</text:p>
          </table:table-cell>
          <table:table-cell office:value-type="float" office:value="3.24">
            <text:p>3.24</text:p>
          </table:table-cell>
          <table:table-cell office:value-type="float" office:value="3.08">
            <text:p>3.08</text:p>
          </table:table-cell>
          <table:table-cell office:value-type="float" office:value="2.67">
            <text:p>2.67</text:p>
          </table:table-cell>
          <table:table-cell table:number-columns-repeated="5"/>
          <table:table-cell table:style-name="ce3" office:value-type="string">
            <text:p>Kd</text:p>
          </table:table-cell>
          <table:table-cell table:number-columns-repeated="2" office:value-type="string">
            <text:p>SW1 Granite</text:p>
          </table:table-cell>
          <table:table-cell office:value-type="string">
            <text:p>SW5 Aplite</text:p>
          </table:table-cell>
          <table:table-cell office:value-type="string">
            <text:p>SW5 Aplite</text:p>
          </table:table-cell>
          <table:table-cell office:value-type="string">
            <text:p>SW5 Aplite</text:p>
          </table:table-cell>
          <table:table-cell table:number-columns-repeated="2" office:value-type="string">
            <text:p>SW3 Granite</text:p>
          </table:table-cell>
          <table:table-cell office:value-type="string">
            <text:p>SW5 Aplite</text:p>
          </table:table-cell>
          <table:table-cell office:value-type="string">
            <text:p>SW5 Aplite</text:p>
          </table:table-cell>
        </table:table-row>
        <table:table-row table:style-name="ro2">
          <table:table-cell/>
          <table:table-cell office:value-type="string">
            <text:p>Rb</text:p>
          </table:table-cell>
          <table:table-cell office:value-type="float" office:value="127">
            <text:p>127</text:p>
          </table:table-cell>
          <table:table-cell office:value-type="float" office:value="157">
            <text:p>157</text:p>
          </table:table-cell>
          <table:table-cell office:value-type="float" office:value="208">
            <text:p>208</text:p>
          </table:table-cell>
          <table:table-cell office:value-type="float" office:value="285">
            <text:p>285</text:p>
          </table:table-cell>
          <table:table-cell office:value-type="float" office:value="197">
            <text:p>197</text:p>
          </table:table-cell>
          <table:table-cell table:number-columns-repeated="5"/>
          <table:table-cell office:value-type="string">
            <text:p>La</text:p>
          </table:table-cell>
          <table:table-cell table:formula="of:=[.N4]/[.C57]" office:value-type="float" office:value="2384.40164954437">
            <text:p>2384.4016495444</text:p>
          </table:table-cell>
          <table:table-cell table:formula="of:=[.O4]/[.C57]" office:value-type="float" office:value="2100.69196042433">
            <text:p>2100.6919604243</text:p>
          </table:table-cell>
          <table:table-cell table:formula="of:=[.P4]/[.G57]" office:value-type="float" office:value="11952.2128782764">
            <text:p>11952.2128782764</text:p>
          </table:table-cell>
          <table:table-cell table:formula="of:=[.Q4]/[.G57]" office:value-type="float" office:value="14671.9661162605">
            <text:p>14671.9661162605</text:p>
          </table:table-cell>
          <table:table-cell table:formula="of:=[.R4]/[.G57]" office:value-type="float" office:value="14598.4592719907">
            <text:p>14598.4592719907</text:p>
          </table:table-cell>
          <table:table-cell table:formula="of:=[.S4]/[.E57]" office:value-type="float" office:value="6.31614365577904">
            <text:p>6.3161436558</text:p>
          </table:table-cell>
          <table:table-cell table:formula="of:=[.T4]/[.E57]" office:value-type="float" office:value="18.9484309673371">
            <text:p>18.9484309673</text:p>
          </table:table-cell>
          <table:table-cell table:formula="of:=[.U4]/[.G57]" office:value-type="float" office:value="29.4027377079369">
            <text:p>29.4027377079</text:p>
          </table:table-cell>
          <table:table-cell table:formula="of:=[.V4]/[.G57]" office:value-type="float" office:value="14.7013688539684">
            <text:p>14.701368854</text:p>
          </table:table-cell>
        </table:table-row>
        <table:table-row table:style-name="ro2">
          <table:table-cell/>
          <table:table-cell office:value-type="string">
            <text:p>Sr</text:p>
          </table:table-cell>
          <table:table-cell office:value-type="float" office:value="438">
            <text:p>438</text:p>
          </table:table-cell>
          <table:table-cell office:value-type="float" office:value="218">
            <text:p>218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number-columns-repeated="5"/>
          <table:table-cell office:value-type="string">
            <text:p>Ce</text:p>
          </table:table-cell>
          <table:table-cell table:formula="of:=[.N5]/[.C58]" office:value-type="float" office:value="2286.51547465392">
            <text:p>2286.5154746539</text:p>
          </table:table-cell>
          <table:table-cell table:formula="of:=[.O5]/[.C58]" office:value-type="float" office:value="2168.54183169825">
            <text:p>2168.5418316983</text:p>
          </table:table-cell>
          <table:table-cell table:formula="of:=[.P5]/[.G58]" office:value-type="float" office:value="14698.84325554">
            <text:p>14698.84325554</text:p>
          </table:table-cell>
          <table:table-cell table:formula="of:=[.Q5]/[.G58]" office:value-type="float" office:value="17011.1007860581">
            <text:p>17011.1007860581</text:p>
          </table:table-cell>
          <table:table-cell table:formula="of:=[.R5]/[.G58]" office:value-type="float" office:value="16377.8979546239">
            <text:p>16377.8979546239</text:p>
          </table:table-cell>
          <table:table-cell table:formula="of:=[.S5]/[.E58]" office:value-type="float" office:value="17.3913386910767">
            <text:p>17.3913386911</text:p>
          </table:table-cell>
          <table:table-cell table:formula="of:=[.T5]/[.E58]" office:value-type="float" office:value="42.6878313326427">
            <text:p>42.6878313326</text:p>
          </table:table-cell>
          <table:table-cell table:formula="of:=[.U5]/[.G58]" office:value-type="float" office:value="85.3756626652855">
            <text:p>85.3756626653</text:p>
          </table:table-cell>
          <table:table-cell table:formula="of:=[.V5]/[.G58]" office:value-type="float" office:value="92.4903012207259">
            <text:p>92.4903012207</text:p>
          </table:table-cell>
        </table:table-row>
        <table:table-row table:style-name="ro2">
          <table:table-cell/>
          <table:table-cell office:value-type="string">
            <text:p>Zr</text:p>
          </table:table-cell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table:number-columns-repeated="5"/>
          <table:table-cell office:value-type="string">
            <text:p>Nd</text:p>
          </table:table-cell>
          <table:table-cell table:formula="of:=[.N6]/[.C59]" office:value-type="float" office:value="1908.13362039096">
            <text:p>1908.133620391</text:p>
          </table:table-cell>
          <table:table-cell table:formula="of:=[.O6]/[.C59]" office:value-type="float" office:value="1890.64385301799">
            <text:p>1890.643853018</text:p>
          </table:table-cell>
          <table:table-cell table:formula="of:=[.P6]/[.G59]" office:value-type="float" office:value="9724.83417435871">
            <text:p>9724.8341743587</text:p>
          </table:table-cell>
          <table:table-cell table:formula="of:=[.Q6]/[.G59]" office:value-type="float" office:value="9452.08737449759">
            <text:p>9452.0873744976</text:p>
          </table:table-cell>
          <table:table-cell table:formula="of:=[.R6]/[.G59]" office:value-type="float" office:value="8859.56846445445">
            <text:p>8859.5684644545</text:p>
          </table:table-cell>
          <table:table-cell table:formula="of:=[.S6]/[.E59]" office:value-type="float" office:value="180.341498477131">
            <text:p>180.3414984771</text:p>
          </table:table-cell>
          <table:table-cell table:formula="of:=[.T6]/[.E59]" office:value-type="float" office:value="189.833156291717">
            <text:p>189.8331562917</text:p>
          </table:table-cell>
          <table:table-cell table:formula="of:=[.U6]/[.G59]" office:value-type="float" office:value="479.658165273012">
            <text:p>479.658165273</text:p>
          </table:table-cell>
          <table:table-cell table:formula="of:=[.V6]/[.G59]" office:value-type="float" office:value="517.278413529719">
            <text:p>517.2784135297</text:p>
          </table:table-cell>
        </table:table-row>
        <table:table-row table:style-name="ro2">
          <table:table-cell/>
          <table:table-cell office:value-type="string">
            <text:p>Cs</text:p>
          </table:table-cell>
          <table:table-cell office:value-type="float" office:value="3.1">
            <text:p>3.1</text:p>
          </table:table-cell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2.1">
            <text:p>2.1</text:p>
          </table:table-cell>
          <table:table-cell table:number-columns-repeated="5"/>
          <table:table-cell office:value-type="string">
            <text:p>Sm</text:p>
          </table:table-cell>
          <table:table-cell table:formula="of:=[.N7]/[.C60]" office:value-type="float" office:value="1811.28462862333">
            <text:p>1811.2846286233</text:p>
          </table:table-cell>
          <table:table-cell table:formula="of:=[.O7]/[.C60]" office:value-type="float" office:value="2061.90262755234">
            <text:p>2061.9026275524</text:p>
          </table:table-cell>
          <table:table-cell table:formula="of:=[.P7]/[.G60]" office:value-type="float" office:value="13188.9397190397">
            <text:p>13188.9397190397</text:p>
          </table:table-cell>
          <table:table-cell table:formula="of:=[.Q7]/[.G60]" office:value-type="float" office:value="9003.98769280596">
            <text:p>9003.987692806</text:p>
          </table:table-cell>
          <table:table-cell table:formula="of:=[.R7]/[.G60]" office:value-type="float" office:value="11381.8013440751">
            <text:p>11381.8013440751</text:p>
          </table:table-cell>
          <table:table-cell table:formula="of:=[.S7]/[.E60]" office:value-type="float" office:value="2094.05212924009">
            <text:p>2094.0521292401</text:p>
          </table:table-cell>
          <table:table-cell table:formula="of:=[.T7]/[.E60]" office:value-type="float" office:value="1962.14333369741">
            <text:p>1962.1433336974</text:p>
          </table:table-cell>
          <table:table-cell table:formula="of:=[.U7]/[.G60]" office:value-type="float" office:value="3107.00983765839">
            <text:p>3107.0098376584</text:p>
          </table:table-cell>
          <table:table-cell table:formula="of:=[.V7]/[.G60]" office:value-type="float" office:value="3424.05165782762">
            <text:p>3424.0516578276</text:p>
          </table:table-cell>
        </table:table-row>
        <table:table-row table:style-name="ro2">
          <table:table-cell/>
          <table:table-cell office:value-type="string">
            <text:p>Ba</text:p>
          </table:table-cell>
          <table:table-cell office:value-type="float" office:value="1500">
            <text:p>1500</text:p>
          </table:table-cell>
          <table:table-cell office:value-type="float" office:value="730">
            <text:p>730</text:p>
          </table:table-cell>
          <table:table-cell office:value-type="float" office:value="260">
            <text:p>260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table:number-columns-repeated="5"/>
          <table:table-cell office:value-type="string">
            <text:p>Gd</text:p>
          </table:table-cell>
          <table:table-cell table:formula="of:=[.N8]/[.C61]" office:value-type="float" office:value="820.050588112628">
            <text:p>820.0505881126</text:p>
          </table:table-cell>
          <table:table-cell table:formula="of:=[.O8]/[.C61]" office:value-type="float" office:value="1213.30365317059">
            <text:p>1213.3036531706</text:p>
          </table:table-cell>
          <table:table-cell table:formula="of:=[.P8]/[.G61]" office:value-type="float" office:value="6930.89333949821">
            <text:p>6930.8933394982</text:p>
          </table:table-cell>
          <table:table-cell table:formula="of:=[.Q8]/[.G61]" office:value-type="float" office:value="4579.77757768963">
            <text:p>4579.7775776896</text:p>
          </table:table-cell>
          <table:table-cell table:formula="of:=[.R8]/[.G61]" office:value-type="float" office:value="8228.90516633003">
            <text:p>8228.90516633</text:p>
          </table:table-cell>
          <table:table-cell table:formula="of:=[.S8]/[.E61]" office:value-type="float" office:value="5205.04805394909">
            <text:p>5205.0480539491</text:p>
          </table:table-cell>
          <table:table-cell table:formula="of:=[.T8]/[.E61]" office:value-type="float" office:value="4794.50905251086">
            <text:p>4794.5090525109</text:p>
          </table:table-cell>
          <table:table-cell table:formula="of:=[.U8]/[.G61]" office:value-type="float" office:value="6073.7157180055">
            <text:p>6073.7157180055</text:p>
          </table:table-cell>
          <table:table-cell table:formula="of:=[.V8]/[.G61]" office:value-type="float" office:value="6759.45781519967">
            <text:p>6759.4578151997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La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7.1">
            <text:p>7.1</text:p>
          </table:table-cell>
          <table:table-cell office:value-type="float" office:value="5.8">
            <text:p>5.8</text:p>
          </table:table-cell>
          <table:table-cell table:number-columns-repeated="5"/>
          <table:table-cell office:value-type="string">
            <text:p>Ho</text:p>
          </table:table-cell>
          <table:table-cell table:formula="of:=[.N9]/[.C62]" office:value-type="float" office:value="336.926682289923">
            <text:p>336.9266822899</text:p>
          </table:table-cell>
          <table:table-cell table:formula="of:=[.O9]/[.C62]" office:value-type="float" office:value="269.541345831938">
            <text:p>269.5413458319</text:p>
          </table:table-cell>
          <table:table-cell table:formula="of:=[.P9]/[.G62]" office:value-type="float" office:value="1676.59037367755">
            <text:p>1676.5903736776</text:p>
          </table:table-cell>
          <table:table-cell table:formula="of:=[.Q9]/[.G62]" office:value-type="float" office:value="1084.85259473253">
            <text:p>1084.8525947325</text:p>
          </table:table-cell>
          <table:table-cell table:formula="of:=[.R9]/[.G62]" office:value-type="float" office:value="1084.85259473253">
            <text:p>1084.8525947325</text:p>
          </table:table-cell>
          <table:table-cell table:formula="of:=[.S9]/[.E62]" office:value-type="float" office:value="12695.4522518694">
            <text:p>12695.4522518694</text:p>
          </table:table-cell>
          <table:table-cell table:formula="of:=[.T9]/[.E62]" office:value-type="float" office:value="12504.5431954504">
            <text:p>12504.5431954504</text:p>
          </table:table-cell>
          <table:table-cell table:formula="of:=[.U9]/[.G62]" office:value-type="float" office:value="11341.6407631128">
            <text:p>11341.6407631128</text:p>
          </table:table-cell>
          <table:table-cell table:formula="of:=[.V9]/[.G62]" office:value-type="float" office:value="10947.1489104828">
            <text:p>10947.1489104828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Ce</text:p>
          </table:table-cell>
          <table:table-cell office:value-type="float" office:value="110">
            <text:p>110</text:p>
          </table:table-cell>
          <table:table-cell office:value-type="float" office:value="58">
            <text:p>58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number-columns-repeated="5"/>
          <table:table-cell office:value-type="string">
            <text:p>Yb</text:p>
          </table:table-cell>
          <table:table-cell table:number-columns-repeated="2"/>
          <table:table-cell table:formula="of:=[.P10]/[.G63]" office:value-type="float" office:value="8294.085803221">
            <text:p>8294.085803221</text:p>
          </table:table-cell>
          <table:table-cell table:formula="of:=[.Q10]/[.G63]" office:value-type="float" office:value="8391.6632832589">
            <text:p>8391.6632832589</text:p>
          </table:table-cell>
          <table:table-cell table:formula="of:=[.R10]/[.G63]" office:value-type="float" office:value="8814.49903008977">
            <text:p>8814.4990300898</text:p>
          </table:table-cell>
          <table:table-cell table:number-columns-repeated="2"/>
          <table:table-cell table:formula="of:=[.U10]/[.G63]" office:value-type="float" office:value="13725.8988586638">
            <text:p>13725.8988586638</text:p>
          </table:table-cell>
          <table:table-cell table:formula="of:=[.V10]/[.G63]" office:value-type="float" office:value="12294.7624847747">
            <text:p>12294.7624847747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Sm</text:p>
          </table:table-cell>
          <table:table-cell office:value-type="float" office:value="7.57">
            <text:p>7.57</text:p>
          </table:table-cell>
          <table:table-cell office:value-type="float" office:value="5.37">
            <text:p>5.37</text:p>
          </table:table-cell>
          <table:table-cell office:value-type="float" office:value="5.23">
            <text:p>5.23</text:p>
          </table:table-cell>
          <table:table-cell office:value-type="float" office:value="5.41">
            <text:p>5.41</text:p>
          </table:table-cell>
          <table:table-cell office:value-type="float" office:value="2.72">
            <text:p>2.72</text:p>
          </table:table-cell>
          <table:table-cell table:number-columns-repeated="5"/>
          <table:table-cell office:value-type="string">
            <text:p>Y</text:p>
          </table:table-cell>
          <table:table-cell table:formula="of:=[.N11]/[.C64]" office:value-type="float" office:value="136.557973772653">
            <text:p>136.5579737727</text:p>
          </table:table-cell>
          <table:table-cell table:formula="of:=[.O11]/[.C64]" office:value-type="float" office:value="298.404461206908">
            <text:p>298.4044612069</text:p>
          </table:table-cell>
          <table:table-cell table:formula="of:=[.P11]/[.G64]" office:value-type="float" office:value="739.643706924489">
            <text:p>739.6437069245</text:p>
          </table:table-cell>
          <table:table-cell table:formula="of:=[.Q11]/[.G64]" office:value-type="float" office:value="674.293660529554">
            <text:p>674.2936605296</text:p>
          </table:table-cell>
          <table:table-cell table:formula="of:=[.R11]/[.G64]" office:value-type="float" office:value="701.02777041839">
            <text:p>701.0277704184</text:p>
          </table:table-cell>
          <table:table-cell table:formula="of:=[.S11]/[.E64]" office:value-type="float" office:value="7356.84967397069">
            <text:p>7356.8496739707</text:p>
          </table:table-cell>
          <table:table-cell table:formula="of:=[.T11]/[.E64]" office:value-type="float" office:value="7593.72535533058">
            <text:p>7593.7253553306</text:p>
          </table:table-cell>
          <table:table-cell table:formula="of:=[.U11]/[.G64]" office:value-type="float" office:value="11361.9967027557">
            <text:p>11361.9967027557</text:p>
          </table:table-cell>
          <table:table-cell table:formula="of:=[.V11]/[.G64]" office:value-type="float" office:value="11225.3556966572">
            <text:p>11225.3556966572</text:p>
          </table:table-cell>
        </table:table-row>
        <table:table-row table:style-name="ro2">
          <table:table-cell/>
          <table:table-cell office:value-type="string">
            <text:p>Eu</text:p>
          </table:table-cell>
          <table:table-cell office:value-type="float" office:value="1.1">
            <text:p>1.1</text:p>
          </table:table-cell>
          <table:table-cell office:value-type="float" office:value="0.69">
            <text:p>0.69</text:p>
          </table:table-cell>
          <table:table-cell office:value-type="float" office:value="0.35">
            <text:p>0.35</text:p>
          </table:table-cell>
          <table:table-cell office:value-type="float" office:value="0.09">
            <text:p>0.09</text:p>
          </table:table-cell>
          <table:table-cell office:value-type="float" office:value="0.14">
            <text:p>0.14</text:p>
          </table:table-cell>
          <table:table-cell table:number-columns-repeated="5"/>
          <table:table-cell office:value-type="string">
            <text:p>Th</text:p>
          </table:table-cell>
          <table:table-cell table:formula="of:=[.N12]/[.C65]" office:value-type="float" office:value="2041.93214931784">
            <text:p>2041.9321493178</text:p>
          </table:table-cell>
          <table:table-cell table:formula="of:=[.O12]/[.C65]" office:value-type="float" office:value="2626.07982747712">
            <text:p>2626.0798274771</text:p>
          </table:table-cell>
          <table:table-cell table:formula="of:=[.P12]/[.G65]" office:value-type="float" office:value="17455.5043650546">
            <text:p>17455.5043650546</text:p>
          </table:table-cell>
          <table:table-cell table:formula="of:=[.Q12]/[.G65]" office:value-type="float" office:value="17489.9673549165">
            <text:p>17489.9673549165</text:p>
          </table:table-cell>
          <table:table-cell table:formula="of:=[.R12]/[.G65]" office:value-type="float" office:value="14629.5391963785">
            <text:p>14629.5391963785</text:p>
          </table:table-cell>
          <table:table-cell table:formula="of:=[.S12]/[.E65]" office:value-type="float" office:value="117.174165530475">
            <text:p>117.1741655305</text:p>
          </table:table-cell>
          <table:table-cell table:formula="of:=[.T12]/[.E65]" office:value-type="float" office:value="269.500580720093">
            <text:p>269.5005807201</text:p>
          </table:table-cell>
          <table:table-cell table:formula="of:=[.U12]/[.G65]" office:value-type="float" office:value="1412.98258433808">
            <text:p>1412.9825843381</text:p>
          </table:table-cell>
          <table:table-cell table:formula="of:=[.V12]/[.G65]" office:value-type="float" office:value="1361.28809954523">
            <text:p>1361.2880995452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Tb</text:p>
          </table:table-cell>
          <table:table-cell office:value-type="float" office:value="0.89">
            <text:p>0.89</text:p>
          </table:table-cell>
          <table:table-cell office:value-type="float" office:value="0.62">
            <text:p>0.62</text:p>
          </table:table-cell>
          <table:table-cell office:value-type="float" office:value="0.75">
            <text:p>0.75</text:p>
          </table:table-cell>
          <table:table-cell office:value-type="float" office:value="0.93">
            <text:p>0.93</text:p>
          </table:table-cell>
          <table:table-cell office:value-type="float" office:value="0.41">
            <text:p>0.41</text:p>
          </table:table-cell>
          <table:table-cell table:number-columns-repeated="5"/>
          <table:table-cell office:value-type="string">
            <text:p>U</text:p>
          </table:table-cell>
          <table:table-cell table:formula="of:=[.N13]/[.C66]" office:value-type="float" office:value="1370.50059789909">
            <text:p>1370.5005978991</text:p>
          </table:table-cell>
          <table:table-cell table:formula="of:=[.O13]/[.C66]" office:value-type="float" office:value="4625.43951790944">
            <text:p>4625.4395179095</text:p>
          </table:table-cell>
          <table:table-cell table:formula="of:=[.P13]/[.G66]" office:value-type="float" office:value="34540.3755869904">
            <text:p>34540.3755869904</text:p>
          </table:table-cell>
          <table:table-cell table:formula="of:=[.Q13]/[.G66]" office:value-type="float" office:value="20682.8596329284">
            <text:p>20682.8596329284</text:p>
          </table:table-cell>
          <table:table-cell table:formula="of:=[.R13]/[.G66]" office:value-type="float" office:value="26577.474628313">
            <text:p>26577.474628313</text:p>
          </table:table-cell>
          <table:table-cell table:formula="of:=[.S13]/[.E66]" office:value-type="float" office:value="20016.6791540539">
            <text:p>20016.6791540539</text:p>
          </table:table-cell>
          <table:table-cell table:formula="of:=[.T13]/[.E66]" office:value-type="float" office:value="10254.8504040473">
            <text:p>10254.8504040473</text:p>
          </table:table-cell>
          <table:table-cell table:formula="of:=[.U13]/[.G66]" office:value-type="float" office:value="53051.5349584614">
            <text:p>53051.5349584614</text:p>
          </table:table-cell>
          <table:table-cell table:formula="of:=[.V13]/[.G66]" office:value-type="float" office:value="44157.9053163022">
            <text:p>44157.9053163022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Yb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.8">
            <text:p>5.8</text:p>
          </table:table-cell>
          <table:table-cell office:value-type="float" office:value="2.7">
            <text:p>2.7</text:p>
          </table:table-cell>
          <table:table-cell table:number-columns-repeated="6"/>
          <table:table-cell table:style-name="ce4" office:value-type="string">
            <text:p>Mean</text:p>
          </table:table-cell>
          <table:table-cell table:style-name="ce4" office:value-type="string">
            <text:p>Std</text:p>
          </table:table-cell>
          <table:table-cell table:style-name="ce4" office:value-type="string">
            <text:p>Mean</text:p>
          </table:table-cell>
          <table:table-cell table:style-name="ce4" office:value-type="string">
            <text:p>Std</text:p>
          </table:table-cell>
          <table:table-cell table:style-name="ce4"/>
          <table:table-cell table:style-name="ce4" office:value-type="string">
            <text:p>Mean</text:p>
          </table:table-cell>
          <table:table-cell table:style-name="ce4" office:value-type="string">
            <text:p>Std</text:p>
          </table:table-cell>
          <table:table-cell table:style-name="ce4" office:value-type="string">
            <text:p>Mean</text:p>
          </table:table-cell>
          <table:table-cell table:style-name="ce4" office:value-type="string">
            <text:p>Std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Lu</text:p>
          </table:table-cell>
          <table:table-cell office:value-type="float" office:value="0.43">
            <text:p>0.43</text:p>
          </table:table-cell>
          <table:table-cell office:value-type="float" office:value="0.28">
            <text:p>0.28</text:p>
          </table:table-cell>
          <table:table-cell office:value-type="float" office:value="0.27">
            <text:p>0.27</text:p>
          </table:table-cell>
          <table:table-cell office:value-type="float" office:value="0.92">
            <text:p>0.92</text:p>
          </table:table-cell>
          <table:table-cell office:value-type="float" office:value="0.45">
            <text:p>0.45</text:p>
          </table:table-cell>
          <table:table-cell table:number-columns-repeated="5"/>
          <table:table-cell office:value-type="string">
            <text:p>La</text:p>
          </table:table-cell>
          <table:table-cell table:style-name="ce5" table:formula="of:=AVERAGE([.N23:.O23])" office:value-type="float" office:value="2242.54680498435">
            <text:p>2242.547</text:p>
          </table:table-cell>
          <table:table-cell table:style-name="ce5" table:formula="of:=STDEV([.N23:.O23])" office:value-type="float" office:value="200.613045065107">
            <text:p>200.613</text:p>
          </table:table-cell>
          <table:table-cell table:style-name="ce5" table:formula="of:=AVERAGE([.P23:.R23])" office:value-type="float" office:value="13740.8794221758">
            <text:p>13740.879</text:p>
          </table:table-cell>
          <table:table-cell table:style-name="ce5" table:formula="of:=STDEV([.P23:.R23])" office:value-type="float" office:value="1549.46662370883">
            <text:p>1549.467</text:p>
          </table:table-cell>
          <table:table-cell table:style-name="ce5"/>
          <table:table-cell table:style-name="ce5" table:formula="of:=AVERAGE([.S23:.T23])" office:value-type="float" office:value="12.6322873115581">
            <text:p>12.632</text:p>
          </table:table-cell>
          <table:table-cell table:style-name="ce5" table:formula="of:=STDEV([.S23:.T23])" office:value-type="float" office:value="8.9323760198995">
            <text:p>8.932</text:p>
          </table:table-cell>
          <table:table-cell table:style-name="ce5" table:formula="of:=AVERAGE([.U23:.V23])" office:value-type="float" office:value="22.0520532809527">
            <text:p>22.052</text:p>
          </table:table-cell>
          <table:table-cell table:style-name="ce5" table:formula="of:=STDEV([.U23:.V23])" office:value-type="float" office:value="10.3954376093658">
            <text:p>10.395</text:p>
          </table:table-cell>
        </table:table-row>
        <table:table-row table:style-name="ro2">
          <table:table-cell/>
          <table:table-cell office:value-type="string">
            <text:p>Hf</text:p>
          </table:table-cell>
          <table:table-cell office:value-type="float" office:value="4.2">
            <text:p>4.2</text:p>
          </table:table-cell>
          <table:table-cell office:value-type="float" office:value="3.2">
            <text:p>3.2</text:p>
          </table:table-cell>
          <table:table-cell office:value-type="float" office:value="2.4">
            <text:p>2.4</text:p>
          </table:table-cell>
          <table:table-cell office:value-type="float" office:value="2.5">
            <text:p>2.5</text:p>
          </table:table-cell>
          <table:table-cell office:value-type="float" office:value="2.2">
            <text:p>2.2</text:p>
          </table:table-cell>
          <table:table-cell table:number-columns-repeated="5"/>
          <table:table-cell office:value-type="string">
            <text:p>Ce</text:p>
          </table:table-cell>
          <table:table-cell table:style-name="ce5" table:formula="of:=AVERAGE([.N24:.O24])" office:value-type="float" office:value="2227.52865317608">
            <text:p>2227.529</text:p>
          </table:table-cell>
          <table:table-cell table:style-name="ce5" table:formula="of:=STDEV([.N24:.O24])" office:value-type="float" office:value="83.4199629352327">
            <text:p>83.420</text:p>
          </table:table-cell>
          <table:table-cell table:style-name="ce5" table:formula="of:=AVERAGE([.P24:.R24])" office:value-type="float" office:value="16029.2806654074">
            <text:p>16029.281</text:p>
          </table:table-cell>
          <table:table-cell table:style-name="ce5" table:formula="of:=STDEV([.P24:.R24])" office:value-type="float" office:value="1194.8992562618">
            <text:p>1194.899</text:p>
          </table:table-cell>
          <table:table-cell table:style-name="ce5"/>
          <table:table-cell table:style-name="ce5" table:formula="of:=AVERAGE([.S24:.T24])" office:value-type="float" office:value="30.0395850118597">
            <text:p>30.040</text:p>
          </table:table-cell>
          <table:table-cell table:style-name="ce5" table:formula="of:=STDEV([.S24:.T24])" office:value-type="float" office:value="17.887321487087">
            <text:p>17.887</text:p>
          </table:table-cell>
          <table:table-cell table:style-name="ce5" table:formula="of:=AVERAGE([.U24:.V24])" office:value-type="float" office:value="88.9329819430057">
            <text:p>88.933</text:p>
          </table:table-cell>
          <table:table-cell table:style-name="ce5" table:formula="of:=STDEV([.U24:.V24])" office:value-type="float" office:value="5.03080916824322">
            <text:p>5.031</text:p>
          </table:table-cell>
        </table:table-row>
        <table:table-row table:style-name="ro2">
          <table:table-cell/>
          <table:table-cell office:value-type="string">
            <text:p>Ta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0.58">
            <text:p>0.58</text:p>
          </table:table-cell>
          <table:table-cell office:value-type="float" office:value="6.7">
            <text:p>6.7</text:p>
          </table:table-cell>
          <table:table-cell office:value-type="float" office:value="1.3">
            <text:p>1.3</text:p>
          </table:table-cell>
          <table:table-cell table:number-columns-repeated="5"/>
          <table:table-cell office:value-type="string">
            <text:p>Nd</text:p>
          </table:table-cell>
          <table:table-cell table:style-name="ce5" table:formula="of:=AVERAGE([.N25:.O25])" office:value-type="float" office:value="1899.38873670447">
            <text:p>1899.389</text:p>
          </table:table-cell>
          <table:table-cell table:style-name="ce5" table:formula="of:=STDEV([.N25:.O25])" office:value-type="float" office:value="12.3671331108018">
            <text:p>12.367</text:p>
          </table:table-cell>
          <table:table-cell table:style-name="ce5" table:formula="of:=AVERAGE([.P25:.R25])" office:value-type="float" office:value="9345.49667110358">
            <text:p>9345.497</text:p>
          </table:table-cell>
          <table:table-cell table:style-name="ce5" table:formula="of:=STDEV([.P25:.R25])" office:value-type="float" office:value="442.371304134379">
            <text:p>442.371</text:p>
          </table:table-cell>
          <table:table-cell table:style-name="ce5"/>
          <table:table-cell table:style-name="ce5" table:formula="of:=AVERAGE([.S25:.T25])" office:value-type="float" office:value="185.087327384424">
            <text:p>185.087</text:p>
          </table:table-cell>
          <table:table-cell table:style-name="ce5" table:formula="of:=STDEV([.S25:.T25])" office:value-type="float" office:value="6.71161560539591">
            <text:p>6.712</text:p>
          </table:table-cell>
          <table:table-cell table:style-name="ce5" table:formula="of:=AVERAGE([.U25:.V25])" office:value-type="float" office:value="498.468289401365">
            <text:p>498.468</text:p>
          </table:table-cell>
          <table:table-cell table:style-name="ce5" table:formula="of:=STDEV([.U25:.V25])" office:value-type="float" office:value="26.6015326522388">
            <text:p>26.602</text:p>
          </table:table-cell>
        </table:table-row>
        <table:table-row table:style-name="ro2">
          <table:table-cell/>
          <table:table-cell office:value-type="string">
            <text:p>Th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7.5">
            <text:p>7.5</text:p>
          </table:table-cell>
          <table:table-cell office:value-type="float" office:value="15">
            <text:p>15</text:p>
          </table:table-cell>
          <table:table-cell office:value-type="float" office:value="5.1">
            <text:p>5.1</text:p>
          </table:table-cell>
          <table:table-cell table:number-columns-repeated="5"/>
          <table:table-cell office:value-type="string">
            <text:p>Sm</text:p>
          </table:table-cell>
          <table:table-cell table:style-name="ce5" table:formula="of:=AVERAGE([.N26:.O26])" office:value-type="float" office:value="1936.59362808784">
            <text:p>1936.594</text:p>
          </table:table-cell>
          <table:table-cell table:style-name="ce5" table:formula="of:=STDEV([.N26:.O26])" office:value-type="float" office:value="177.213686530109">
            <text:p>177.214</text:p>
          </table:table-cell>
          <table:table-cell table:style-name="ce5" table:formula="of:=AVERAGE([.P26:.R26])" office:value-type="float" office:value="11191.5762519736">
            <text:p>11191.576</text:p>
          </table:table-cell>
          <table:table-cell table:style-name="ce5" table:formula="of:=STDEV([.P26:.R26])" office:value-type="float" office:value="2098.95094147488">
            <text:p>2098.951</text:p>
          </table:table-cell>
          <table:table-cell table:style-name="ce5"/>
          <table:table-cell table:style-name="ce5" table:formula="of:=AVERAGE([.S26:.T26])" office:value-type="float" office:value="2028.09773146875">
            <text:p>2028.098</text:p>
          </table:table-cell>
          <table:table-cell table:style-name="ce5" table:formula="of:=STDEV([.S26:.T26])" office:value-type="float" office:value="93.273603826381">
            <text:p>93.274</text:p>
          </table:table-cell>
          <table:table-cell table:style-name="ce5" table:formula="of:=AVERAGE([.U26:.V26])" office:value-type="float" office:value="3265.53074774301">
            <text:p>3265.531</text:p>
          </table:table-cell>
          <table:table-cell table:style-name="ce5" table:formula="of:=STDEV([.U26:.V26])" office:value-type="float" office:value="224.182420961385">
            <text:p>224.182</text:p>
          </table:table-cell>
        </table:table-row>
        <table:table-row table:style-name="ro2">
          <table:table-cell/>
          <table:table-cell office:value-type="string">
            <text:p>U</text:p>
          </table:table-cell>
          <table:table-cell office:value-type="float" office:value="0.99">
            <text:p>0.99</text:p>
          </table:table-cell>
          <table:table-cell office:value-type="float" office:value="0.59">
            <text:p>0.59</text:p>
          </table:table-cell>
          <table:table-cell office:value-type="float" office:value="0.86">
            <text:p>0.86</text:p>
          </table:table-cell>
          <table:table-cell office:value-type="float" office:value="2">
            <text:p>2</text:p>
          </table:table-cell>
          <table:table-cell office:value-type="float" office:value="0.82">
            <text:p>0.82</text:p>
          </table:table-cell>
          <table:table-cell table:number-columns-repeated="5"/>
          <table:table-cell office:value-type="string">
            <text:p>Gd</text:p>
          </table:table-cell>
          <table:table-cell table:style-name="ce5" table:formula="of:=AVERAGE([.N27:.O27])" office:value-type="float" office:value="1016.67712064161">
            <text:p>1016.677</text:p>
          </table:table-cell>
          <table:table-cell table:style-name="ce5" table:formula="of:=STDEV([.N27:.O27])" office:value-type="float" office:value="278.071909024877">
            <text:p>278.072</text:p>
          </table:table-cell>
          <table:table-cell table:style-name="ce5" table:formula="of:=AVERAGE([.P27:.R27])" office:value-type="float" office:value="6579.85869450596">
            <text:p>6579.859</text:p>
          </table:table-cell>
          <table:table-cell table:style-name="ce5" table:formula="of:=STDEV([.P27:.R27])" office:value-type="float" office:value="1849.71674345905">
            <text:p>1849.717</text:p>
          </table:table-cell>
          <table:table-cell table:style-name="ce5"/>
          <table:table-cell table:style-name="ce5" table:formula="of:=AVERAGE([.S27:.T27])" office:value-type="float" office:value="4999.77855322998">
            <text:p>4999.779</text:p>
          </table:table-cell>
          <table:table-cell table:style-name="ce5" table:formula="of:=STDEV([.S27:.T27])" office:value-type="float" office:value="290.294911858531">
            <text:p>290.295</text:p>
          </table:table-cell>
          <table:table-cell table:style-name="ce5" table:formula="of:=AVERAGE([.U27:.V27])" office:value-type="float" office:value="6416.58676660258">
            <text:p>6416.587</text:p>
          </table:table-cell>
          <table:table-cell table:style-name="ce5" table:formula="of:=STDEV([.U27:.V27])" office:value-type="float" office:value="484.892887071081">
            <text:p>484.893</text:p>
          </table:table-cell>
        </table:table-row>
        <table:table-row table:style-name="ro2">
          <table:table-cell table:number-columns-repeated="12"/>
          <table:table-cell office:value-type="string">
            <text:p>Ho</text:p>
          </table:table-cell>
          <table:table-cell table:style-name="ce5" table:formula="of:=AVERAGE([.N28:.O28])" office:value-type="float" office:value="303.234014060931">
            <text:p>303.234</text:p>
          </table:table-cell>
          <table:table-cell table:style-name="ce5" table:formula="of:=STDEV([.N28:.O28])" office:value-type="float" office:value="47.648628361978">
            <text:p>47.649</text:p>
          </table:table-cell>
          <table:table-cell table:style-name="ce5" table:formula="of:=AVERAGE([.P28:.R28])" office:value-type="float" office:value="1282.09852104754">
            <text:p>1282.099</text:p>
          </table:table-cell>
          <table:table-cell table:style-name="ce5" table:formula="of:=STDEV([.P28:.R28])" office:value-type="float" office:value="341.639965963577">
            <text:p>341.640</text:p>
          </table:table-cell>
          <table:table-cell table:style-name="ce5"/>
          <table:table-cell table:style-name="ce5" table:formula="of:=AVERAGE([.S28:.T28])" office:value-type="float" office:value="12599.9977236599">
            <text:p>12599.998</text:p>
          </table:table-cell>
          <table:table-cell table:style-name="ce5" table:formula="of:=STDEV([.S28:.T28])" office:value-type="float" office:value="134.993088383863">
            <text:p>134.993</text:p>
          </table:table-cell>
          <table:table-cell table:style-name="ce5" table:formula="of:=AVERAGE([.U28:.V28])" office:value-type="float" office:value="11144.3948367978">
            <text:p>11144.395</text:p>
          </table:table-cell>
          <table:table-cell table:style-name="ce5" table:formula="of:=STDEV([.U28:.V28])" office:value-type="float" office:value="278.947864117523">
            <text:p>278.948</text:p>
          </table:table-cell>
        </table:table-row>
        <table:table-row table:style-name="ro2">
          <table:table-cell table:number-columns-repeated="12"/>
          <table:table-cell office:value-type="string">
            <text:p>Yb</text:p>
          </table:table-cell>
          <table:table-cell table:number-columns-repeated="2" table:style-name="ce6" office:value-type="string">
            <text:p>NaN</text:p>
          </table:table-cell>
          <table:table-cell table:style-name="ce5" table:formula="of:=AVERAGE([.P29:.R29])" office:value-type="float" office:value="8500.08270552322">
            <text:p>8500.083</text:p>
          </table:table-cell>
          <table:table-cell table:style-name="ce5" table:formula="of:=STDEV([.P29:.R29])" office:value-type="float" office:value="276.628921152667">
            <text:p>276.629</text:p>
          </table:table-cell>
          <table:table-cell table:style-name="ce5"/>
          <table:table-cell table:number-columns-repeated="2" table:style-name="ce6" office:value-type="string">
            <text:p>NaN</text:p>
          </table:table-cell>
          <table:table-cell table:style-name="ce5" table:formula="of:=AVERAGE([.U29:.V29])" office:value-type="float" office:value="13010.3306717192">
            <text:p>13010.331</text:p>
          </table:table-cell>
          <table:table-cell table:style-name="ce5" table:formula="of:=STDEV([.U29:.V29])" office:value-type="float" office:value="1011.96623477972">
            <text:p>1011.966</text:p>
          </table:table-cell>
        </table:table-row>
        <table:table-row table:style-name="ro2">
          <table:table-cell table:number-columns-repeated="12"/>
          <table:table-cell office:value-type="string">
            <text:p>Y</text:p>
          </table:table-cell>
          <table:table-cell table:style-name="ce5" table:formula="of:=AVERAGE([.N30:.O30])" office:value-type="float" office:value="217.481217489781">
            <text:p>217.481</text:p>
          </table:table-cell>
          <table:table-cell table:style-name="ce5" table:formula="of:=STDEV([.N30:.O30])" office:value-type="float" office:value="114.442748775985">
            <text:p>114.443</text:p>
          </table:table-cell>
          <table:table-cell table:style-name="ce5" table:formula="of:=AVERAGE([.P30:.R30])" office:value-type="float" office:value="704.988379290811">
            <text:p>704.988</text:p>
          </table:table-cell>
          <table:table-cell table:style-name="ce5" table:formula="of:=STDEV([.P30:.R30])" office:value-type="float" office:value="32.8545576432746">
            <text:p>32.855</text:p>
          </table:table-cell>
          <table:table-cell table:style-name="ce5"/>
          <table:table-cell table:style-name="ce5" table:formula="of:=AVERAGE([.S30:.T30])" office:value-type="float" office:value="7475.28751465063">
            <text:p>7475.288</text:p>
          </table:table-cell>
          <table:table-cell table:style-name="ce5" table:formula="of:=STDEV([.S30:.T30])" office:value-type="float" office:value="167.496400587758">
            <text:p>167.496</text:p>
          </table:table-cell>
          <table:table-cell table:style-name="ce5" table:formula="of:=AVERAGE([.U30:.V30])" office:value-type="float" office:value="11293.6761997064">
            <text:p>11293.676</text:p>
          </table:table-cell>
          <table:table-cell table:style-name="ce5" table:formula="of:=STDEV([.U30:.V30])" office:value-type="float" office:value="96.6197820004004">
            <text:p>96.620</text:p>
          </table:table-cell>
        </table:table-row>
        <table:table-row table:style-name="ro2">
          <table:table-cell office:value-type="string">
            <text:p>Radius</text:p>
          </table:table-cell>
          <table:table-cell office:value-type="string">
            <text:p>Interpolated Compositions</text:p>
          </table:table-cell>
          <table:table-cell table:number-columns-repeated="10"/>
          <table:table-cell office:value-type="string">
            <text:p>Th</text:p>
          </table:table-cell>
          <table:table-cell table:style-name="ce5" table:formula="of:=AVERAGE([.N31:.O31])" office:value-type="float" office:value="2334.00598839748">
            <text:p>2334.006</text:p>
          </table:table-cell>
          <table:table-cell table:style-name="ce5" table:formula="of:=STDEV([.N31:.O31])" office:value-type="float" office:value="413.054784440804">
            <text:p>413.055</text:p>
          </table:table-cell>
          <table:table-cell table:style-name="ce5" table:formula="of:=AVERAGE([.P31:.R31])" office:value-type="float" office:value="16525.0036387832">
            <text:p>16525.004</text:p>
          </table:table-cell>
          <table:table-cell table:style-name="ce5" table:formula="of:=STDEV([.P31:.R31])" office:value-type="float" office:value="1641.6107984943">
            <text:p>1641.611</text:p>
          </table:table-cell>
          <table:table-cell table:style-name="ce5"/>
          <table:table-cell table:style-name="ce5" table:formula="of:=AVERAGE([.S31:.T31])" office:value-type="float" office:value="193.337373125284">
            <text:p>193.337</text:p>
          </table:table-cell>
          <table:table-cell table:style-name="ce5" table:formula="of:=STDEV([.S31:.T31])" office:value-type="float" office:value="107.711041134416">
            <text:p>107.711</text:p>
          </table:table-cell>
          <table:table-cell table:style-name="ce5" table:formula="of:=AVERAGE([.U31:.V31])" office:value-type="float" office:value="1387.13534194166">
            <text:p>1387.135</text:p>
          </table:table-cell>
          <table:table-cell table:style-name="ce5" table:formula="of:=STDEV([.U31:.V31])" office:value-type="float" office:value="36.5535207469741">
            <text:p>36.554</text:p>
          </table:table-cell>
        </table:table-row>
        <table:table-row table:style-name="ro2">
          <table:table-cell office:value-type="float" office:value="0.106">
            <text:p>0.106</text:p>
          </table:table-cell>
          <table:table-cell office:value-type="string">
            <text:p>La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7.1">
            <text:p>7.1</text:p>
          </table:table-cell>
          <table:table-cell office:value-type="float" office:value="5.8">
            <text:p>5.8</text:p>
          </table:table-cell>
          <table:table-cell table:number-columns-repeated="5"/>
          <table:table-cell office:value-type="string">
            <text:p>U</text:p>
          </table:table-cell>
          <table:table-cell table:style-name="ce5" table:formula="of:=AVERAGE([.N32:.O32])" office:value-type="float" office:value="2997.97005790427">
            <text:p>2997.970</text:p>
          </table:table-cell>
          <table:table-cell table:style-name="ce5" table:formula="of:=STDEV([.N32:.O32])" office:value-type="float" office:value="2301.58938268734">
            <text:p>2301.589</text:p>
          </table:table-cell>
          <table:table-cell table:style-name="ce5" table:formula="of:=AVERAGE([.P32:.R32])" office:value-type="float" office:value="27266.9032827439">
            <text:p>27266.903</text:p>
          </table:table-cell>
          <table:table-cell table:style-name="ce5" table:formula="of:=STDEV([.P32:.R32])" office:value-type="float" office:value="6954.43534777869">
            <text:p>6954.435</text:p>
          </table:table-cell>
          <table:table-cell table:style-name="ce5"/>
          <table:table-cell table:style-name="ce5" table:formula="of:=AVERAGE([.S32:.T32])" office:value-type="float" office:value="15135.7647790506">
            <text:p>15135.765</text:p>
          </table:table-cell>
          <table:table-cell table:style-name="ce5" table:formula="of:=STDEV([.S32:.T32])" office:value-type="float" office:value="6902.65530591143">
            <text:p>6902.655</text:p>
          </table:table-cell>
          <table:table-cell table:style-name="ce5" table:formula="of:=AVERAGE([.U32:.V32])" office:value-type="float" office:value="48604.7201373818">
            <text:p>48604.720</text:p>
          </table:table-cell>
          <table:table-cell table:style-name="ce5" table:formula="of:=STDEV([.U32:.V32])" office:value-type="float" office:value="6288.74582933247">
            <text:p>6288.746</text:p>
          </table:table-cell>
        </table:table-row>
        <table:table-row table:style-name="ro2">
          <table:table-cell office:value-type="float" office:value="0.103">
            <text:p>0.103</text:p>
          </table:table-cell>
          <table:table-cell office:value-type="string">
            <text:p>Ce</text:p>
          </table:table-cell>
          <table:table-cell office:value-type="float" office:value="110">
            <text:p>110</text:p>
          </table:table-cell>
          <table:table-cell office:value-type="float" office:value="58">
            <text:p>58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number-columns-repeated="15"/>
        </table:table-row>
        <table:table-row table:style-name="ro2">
          <table:table-cell office:value-type="float" office:value="0.1">
            <text:p>0.1</text:p>
          </table:table-cell>
          <table:table-cell office:value-type="string">
            <text:p>Nd</text:p>
          </table:table-cell>
          <table:table-cell office:value-type="float" office:value="49.0199">
            <text:p>49.0199</text:p>
          </table:table-cell>
          <table:table-cell/>
          <table:table-cell office:value-type="float" office:value="27.0979">
            <text:p>27.0979</text:p>
          </table:table-cell>
          <table:table-cell/>
          <table:table-cell office:value-type="float" office:value="9.1158">
            <text:p>9.1158</text:p>
          </table:table-cell>
          <table:table-cell table:number-columns-repeated="5"/>
          <table:table-cell office:value-type="string">
            <text:p>%SiO2</text:p>
          </table:table-cell>
          <table:table-cell office:value-type="float" office:value="70.4">
            <text:p>70.4</text:p>
          </table:table-cell>
          <table:table-cell table:number-columns-repeated="2"/>
          <table:table-cell office:value-type="float" office:value="73.6">
            <text:p>73.6</text:p>
          </table:table-cell>
          <table:table-cell/>
          <table:table-cell office:value-type="float" office:value="73.7">
            <text:p>73.7</text:p>
          </table:table-cell>
          <table:table-cell/>
          <table:table-cell office:value-type="float" office:value="73.6">
            <text:p>73.6</text:p>
          </table:table-cell>
          <table:table-cell/>
        </table:table-row>
        <table:table-row table:style-name="ro2">
          <table:table-cell office:value-type="float" office:value="0.096">
            <text:p>0.096</text:p>
          </table:table-cell>
          <table:table-cell office:value-type="string">
            <text:p>Sm</text:p>
          </table:table-cell>
          <table:table-cell office:value-type="float" office:value="7.57">
            <text:p>7.57</text:p>
          </table:table-cell>
          <table:table-cell office:value-type="float" office:value="5.37">
            <text:p>5.37</text:p>
          </table:table-cell>
          <table:table-cell office:value-type="float" office:value="5.23">
            <text:p>5.23</text:p>
          </table:table-cell>
          <table:table-cell office:value-type="float" office:value="5.41">
            <text:p>5.41</text:p>
          </table:table-cell>
          <table:table-cell office:value-type="float" office:value="2.72">
            <text:p>2.72</text:p>
          </table:table-cell>
          <table:table-cell table:number-columns-repeated="5"/>
          <table:table-cell office:value-type="string">
            <text:p>%Al2O3</text:p>
          </table:table-cell>
          <table:table-cell office:value-type="float" office:value="14.8">
            <text:p>14.8</text:p>
          </table:table-cell>
          <table:table-cell table:number-columns-repeated="2"/>
          <table:table-cell office:value-type="float" office:value="14.3">
            <text:p>14.3</text:p>
          </table:table-cell>
          <table:table-cell/>
          <table:table-cell office:value-type="float" office:value="14.5">
            <text:p>14.5</text:p>
          </table:table-cell>
          <table:table-cell/>
          <table:table-cell office:value-type="float" office:value="14.3">
            <text:p>14.3</text:p>
          </table:table-cell>
          <table:table-cell/>
        </table:table-row>
        <table:table-row table:style-name="ro2">
          <table:table-cell office:value-type="float" office:value="0.094">
            <text:p>0.094</text:p>
          </table:table-cell>
          <table:table-cell office:value-type="string">
            <text:p>Gd</text:p>
          </table:table-cell>
          <table:table-cell office:value-type="float" office:value="9.3673">
            <text:p>9.3673</text:p>
          </table:table-cell>
          <table:table-cell/>
          <table:table-cell office:value-type="float" office:value="5.9172">
            <text:p>5.9172</text:p>
          </table:table-cell>
          <table:table-cell/>
          <table:table-cell office:value-type="float" office:value="3.5425">
            <text:p>3.5425</text:p>
          </table:table-cell>
          <table:table-cell table:number-columns-repeated="15"/>
        </table:table-row>
        <table:table-row table:style-name="ro2">
          <table:table-cell office:value-type="float" office:value="0.092">
            <text:p>0.092</text:p>
          </table:table-cell>
          <table:table-cell office:value-type="string">
            <text:p>Tb</text:p>
          </table:table-cell>
          <table:table-cell office:value-type="float" office:value="0.89">
            <text:p>0.89</text:p>
          </table:table-cell>
          <table:table-cell office:value-type="float" office:value="0.62">
            <text:p>0.62</text:p>
          </table:table-cell>
          <table:table-cell office:value-type="float" office:value="0.75">
            <text:p>0.75</text:p>
          </table:table-cell>
          <table:table-cell office:value-type="float" office:value="0.93">
            <text:p>0.93</text:p>
          </table:table-cell>
          <table:table-cell office:value-type="float" office:value="0.41">
            <text:p>0.41</text:p>
          </table:table-cell>
          <table:table-cell table:number-columns-repeated="15"/>
        </table:table-row>
        <table:table-row table:style-name="ro2">
          <table:table-cell office:value-type="float" office:value="0.089">
            <text:p>0.089</text:p>
          </table:table-cell>
          <table:table-cell office:value-type="string">
            <text:p>Ho</text:p>
          </table:table-cell>
          <table:table-cell office:value-type="float" office:value="1.2875">
            <text:p>1.2875</text:p>
          </table:table-cell>
          <table:table-cell/>
          <table:table-cell office:value-type="float" office:value="0.9089">
            <text:p>0.9089</text:p>
          </table:table-cell>
          <table:table-cell/>
          <table:table-cell office:value-type="float" office:value="0.8797">
            <text:p>0.8797</text:p>
          </table:table-cell>
          <table:table-cell table:number-columns-repeated="15"/>
        </table:table-row>
        <table:table-row table:style-name="ro2">
          <table:table-cell office:value-type="float" office:value="0.086">
            <text:p>0.086</text:p>
          </table:table-cell>
          <table:table-cell office:value-type="string">
            <text:p>Yb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.8">
            <text:p>5.8</text:p>
          </table:table-cell>
          <table:table-cell office:value-type="float" office:value="2.7">
            <text:p>2.7</text:p>
          </table:table-cell>
          <table:table-cell table:number-columns-repeated="15"/>
        </table:table-row>
        <table:table-row table:style-name="ro2">
          <table:table-cell office:value-type="float" office:value="0.085">
            <text:p>0.085</text:p>
          </table:table-cell>
          <table:table-cell office:value-type="string">
            <text:p>Lu</text:p>
          </table:table-cell>
          <table:table-cell office:value-type="float" office:value="0.43">
            <text:p>0.43</text:p>
          </table:table-cell>
          <table:table-cell office:value-type="float" office:value="0.28">
            <text:p>0.28</text:p>
          </table:table-cell>
          <table:table-cell office:value-type="float" office:value="0.27">
            <text:p>0.27</text:p>
          </table:table-cell>
          <table:table-cell office:value-type="float" office:value="0.92">
            <text:p>0.92</text:p>
          </table:table-cell>
          <table:table-cell office:value-type="float" office:value="0.45">
            <text:p>0.45</text:p>
          </table:table-cell>
          <table:table-cell table:number-columns-repeated="15"/>
        </table:table-row>
        <table:table-row table:style-name="ro2">
          <table:table-cell office:value-type="float" office:value="0.093">
            <text:p>0.093</text:p>
          </table:table-cell>
          <table:table-cell office:value-type="string">
            <text:p>Y</text:p>
          </table:table-cell>
          <table:table-cell office:value-type="float" office:value="62.2766">
            <text:p>62.2766</text:p>
          </table:table-cell>
          <table:table-cell/>
          <table:table-cell office:value-type="float" office:value="40.2238">
            <text:p>40.2238</text:p>
          </table:table-cell>
          <table:table-cell/>
          <table:table-cell office:value-type="float" office:value="26.5091">
            <text:p>26.5091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Th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7.5">
            <text:p>7.5</text:p>
          </table:table-cell>
          <table:table-cell office:value-type="float" office:value="15">
            <text:p>15</text:p>
          </table:table-cell>
          <table:table-cell office:value-type="float" office:value="5.1">
            <text:p>5.1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U</text:p>
          </table:table-cell>
          <table:table-cell office:value-type="float" office:value="0.99">
            <text:p>0.99</text:p>
          </table:table-cell>
          <table:table-cell office:value-type="float" office:value="0.59">
            <text:p>0.59</text:p>
          </table:table-cell>
          <table:table-cell office:value-type="float" office:value="0.86">
            <text:p>0.86</text:p>
          </table:table-cell>
          <table:table-cell office:value-type="float" office:value="2">
            <text:p>2</text:p>
          </table:table-cell>
          <table:table-cell office:value-type="float" office:value="0.82">
            <text:p>0.82</text:p>
          </table:table-cell>
          <table:table-cell table:number-columns-repeated="15"/>
        </table:table-row>
        <table:table-row table:style-name="ro2">
          <table:table-cell table:number-columns-repeated="22"/>
        </table:table-row>
        <table:table-row table:style-name="ro2">
          <table:table-cell/>
          <table:table-cell office:value-type="string">
            <text:p>Re-Ordered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La</text:p>
          </table:table-cell>
          <table:table-cell office:value-type="float" office:value="55">
            <text:p>55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float" office:value="5.8">
            <text:p>5.8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Ce</text:p>
          </table:table-cell>
          <table:table-cell office:value-type="float" office:value="110">
            <text:p>110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12">
            <text:p>12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Nd</text:p>
          </table:table-cell>
          <table:table-cell office:value-type="float" office:value="49.0199">
            <text:p>49.0199</text:p>
          </table:table-cell>
          <table:table-cell/>
          <table:table-cell office:value-type="float" office:value="27.0979">
            <text:p>27.0979</text:p>
          </table:table-cell>
          <table:table-cell/>
          <table:table-cell office:value-type="float" office:value="9.1158">
            <text:p>9.1158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Sm</text:p>
          </table:table-cell>
          <table:table-cell office:value-type="float" office:value="7.57">
            <text:p>7.57</text:p>
          </table:table-cell>
          <table:table-cell/>
          <table:table-cell office:value-type="float" office:value="5.23">
            <text:p>5.23</text:p>
          </table:table-cell>
          <table:table-cell/>
          <table:table-cell office:value-type="float" office:value="2.72">
            <text:p>2.72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Gd</text:p>
          </table:table-cell>
          <table:table-cell office:value-type="float" office:value="9.3673">
            <text:p>9.3673</text:p>
          </table:table-cell>
          <table:table-cell/>
          <table:table-cell office:value-type="float" office:value="5.9172">
            <text:p>5.9172</text:p>
          </table:table-cell>
          <table:table-cell/>
          <table:table-cell office:value-type="float" office:value="3.5425">
            <text:p>3.5425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Ho</text:p>
          </table:table-cell>
          <table:table-cell office:value-type="float" office:value="1.2875">
            <text:p>1.2875</text:p>
          </table:table-cell>
          <table:table-cell/>
          <table:table-cell office:value-type="float" office:value="0.9089">
            <text:p>0.9089</text:p>
          </table:table-cell>
          <table:table-cell/>
          <table:table-cell office:value-type="float" office:value="0.8797">
            <text:p>0.8797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Yb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.7">
            <text:p>2.7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Y</text:p>
          </table:table-cell>
          <table:table-cell office:value-type="float" office:value="62.2766">
            <text:p>62.2766</text:p>
          </table:table-cell>
          <table:table-cell/>
          <table:table-cell office:value-type="float" office:value="40.2238">
            <text:p>40.2238</text:p>
          </table:table-cell>
          <table:table-cell/>
          <table:table-cell office:value-type="float" office:value="26.5091">
            <text:p>26.5091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Th</text:p>
          </table:table-cell>
          <table:table-cell office:value-type="float" office:value="17">
            <text:p>17</text:p>
          </table:table-cell>
          <table:table-cell/>
          <table:table-cell office:value-type="float" office:value="7.5">
            <text:p>7.5</text:p>
          </table:table-cell>
          <table:table-cell/>
          <table:table-cell office:value-type="float" office:value="5.1">
            <text:p>5.1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U</text:p>
          </table:table-cell>
          <table:table-cell office:value-type="float" office:value="0.99">
            <text:p>0.99</text:p>
          </table:table-cell>
          <table:table-cell/>
          <table:table-cell office:value-type="float" office:value="0.86">
            <text:p>0.86</text:p>
          </table:table-cell>
          <table:table-cell/>
          <table:table-cell office:value-type="float" office:value="0.82">
            <text:p>0.82</text:p>
          </table:table-cell>
          <table:table-cell table:number-columns-repeated="15"/>
        </table:table-row>
        <table:table-row table:style-name="ro2" table:number-rows-repeated="3">
          <table:table-cell table:number-columns-repeated="22"/>
        </table:table-row>
        <table:table-row table:style-name="ro2">
          <table:table-cell table:style-name="ce1" office:value-type="string">
            <text:p>% Interpolation</text:p>
          </table:table-cell>
          <table:table-cell table:number-columns-repeated="21"/>
        </table:table-row>
        <table:table-row table:style-name="ro2">
          <table:table-cell table:style-name="ce1" office:value-type="string">
            <text:p>chondrite=[smcd.La</text:p>
          </table:table-cell>
          <table:table-cell table:number-columns-repeated="21"/>
        </table:table-row>
        <table:table-row table:style-name="ro2">
          <table:table-cell table:style-name="ce1" office:value-type="string">
            <text:p><text:s text:c="4"/>smcd.Ce</text:p>
          </table:table-cell>
          <table:table-cell table:number-columns-repeated="21"/>
        </table:table-row>
        <table:table-row table:style-name="ro2">
          <table:table-cell table:style-name="ce1" office:value-type="string">
            <text:p><text:s text:c="4"/>smcd.Nd</text:p>
          </table:table-cell>
          <table:table-cell table:number-columns-repeated="21"/>
        </table:table-row>
        <table:table-row table:style-name="ro2">
          <table:table-cell table:style-name="ce1" office:value-type="string">
            <text:p><text:s text:c="4"/>smcd.Sm </text:p>
          </table:table-cell>
          <table:table-cell table:number-columns-repeated="21"/>
        </table:table-row>
        <table:table-row table:style-name="ro2">
          <table:table-cell table:style-name="ce1" office:value-type="string">
            <text:p><text:s text:c="4"/>smcd.Gd </text:p>
          </table:table-cell>
          <table:table-cell table:number-columns-repeated="21"/>
        </table:table-row>
        <table:table-row table:style-name="ro2">
          <table:table-cell table:style-name="ce1" office:value-type="string">
            <text:p><text:s text:c="4"/>smcd.Tb</text:p>
          </table:table-cell>
          <table:table-cell table:number-columns-repeated="21"/>
        </table:table-row>
        <table:table-row table:style-name="ro2">
          <table:table-cell table:style-name="ce1" office:value-type="string">
            <text:p><text:s text:c="4"/>smcd.Ho</text:p>
          </table:table-cell>
          <table:table-cell table:number-columns-repeated="21"/>
        </table:table-row>
        <table:table-row table:style-name="ro2">
          <table:table-cell table:style-name="ce1" office:value-type="string">
            <text:p><text:s text:c="4"/>smcd.Yb</text:p>
          </table:table-cell>
          <table:table-cell table:number-columns-repeated="21"/>
        </table:table-row>
        <table:table-row table:style-name="ro2">
          <table:table-cell table:style-name="ce1" office:value-type="string">
            <text:p><text:s text:c="4"/>smcd.Lu</text:p>
          </table:table-cell>
          <table:table-cell table:number-columns-repeated="21"/>
        </table:table-row>
        <table:table-row table:style-name="ro2">
          <table:table-cell table:style-name="ce1" office:value-type="string">
            <text:p><text:s text:c="4"/>smcd.Y];</text:p>
          </table:table-cell>
          <table:table-cell table:number-columns-repeated="21"/>
        </table:table-row>
        <table:table-row table:style-name="ro2">
          <table:table-cell table:style-name="ce1" office:value-type="string">
            <text:p><text:s/></text:p>
          </table:table-cell>
          <table:table-cell table:number-columns-repeated="21"/>
        </table:table-row>
        <table:table-row table:style-name="ro2">
          <table:table-cell table:style-name="ce1" office:value-type="string">
            <text:p><text:s/></text:p>
          </table:table-cell>
          <table:table-cell table:number-columns-repeated="21"/>
        </table:table-row>
        <table:table-row table:style-name="ro2">
          <table:table-cell table:style-name="ce1" office:value-type="string">
            <text:p>cnorm=asdf./repmat(chondrite,size(asdf)./size(chondrite));</text:p>
          </table:table-cell>
          <table:table-cell table:number-columns-repeated="21"/>
        </table:table-row>
        <table:table-row table:style-name="ro2">
          <table:table-cell table:style-name="ce1" office:value-type="string">
            <text:p><text:s/></text:p>
          </table:table-cell>
          <table:table-cell table:number-columns-repeated="21"/>
        </table:table-row>
        <table:table-row table:style-name="ro2">
          <table:table-cell table:style-name="ce1" office:value-type="string">
            <text:p>col=1;</text:p>
          </table:table-cell>
          <table:table-cell table:number-columns-repeated="21"/>
        </table:table-row>
        <table:table-row table:style-name="ro2">
          <table:table-cell table:style-name="ce1" office:value-type="string">
            <text:p><text:s/></text:p>
          </table:table-cell>
          <table:table-cell table:number-columns-repeated="21"/>
        </table:table-row>
        <table:table-row table:style-name="ro2">
          <table:table-cell table:style-name="ce1" office:value-type="string">
            <text:p>nn=~isnan(cnorm(:,col));</text:p>
          </table:table-cell>
          <table:table-cell table:number-columns-repeated="21"/>
        </table:table-row>
        <table:table-row table:style-name="ro2">
          <table:table-cell table:style-name="ce2" office:value-type="string">
            <text:p><text:span text:style-name="T1">f = fit(r(nn),cnorm(nn,col),</text:span><text:span text:style-name="T2">'exp1'</text:span><text:span text:style-name="T1">);</text:span></text:p>
          </table:table-cell>
          <table:table-cell table:number-columns-repeated="21"/>
        </table:table-row>
        <table:table-row table:style-name="ro2">
          <table:table-cell table:style-name="ce1" office:value-type="string">
            <text:p>figure; plot(f,r,cnorm(:,col))</text:p>
          </table:table-cell>
          <table:table-cell table:number-columns-repeated="21"/>
        </table:table-row>
        <table:table-row table:style-name="ro2">
          <table:table-cell table:style-name="ce1" office:value-type="string">
            <text:p><text:s/></text:p>
          </table:table-cell>
          <table:table-cell table:number-columns-repeated="21"/>
        </table:table-row>
        <table:table-row table:style-name="ro2">
          <table:table-cell table:style-name="ce1" office:value-type="string">
            <text:p><text:s/></text:p>
          </table:table-cell>
          <table:table-cell table:number-columns-repeated="21"/>
        </table:table-row>
        <table:table-row table:style-name="ro2">
          <table:table-cell table:style-name="ce1" office:value-type="string">
            <text:p>f(r).*chondrite</text:p>
          </table:table-cell>
          <table:table-cell table:number-columns-repeated="21"/>
        </table:table-row>
        <table:table-row table:style-name="ro2" table:number-rows-repeated="1048483">
          <table:table-cell table:number-columns-repeated="22"/>
        </table:table-row>
        <table:table-row table:style-name="ro2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Times-Roman" svg:font-family="Times-Roman" style:font-family-generic="roma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8">
      <number:number number:decimal-places="3"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5.2$MacOSX_x86 LibreOffice_project/5464147a081647a250913f19c0715bca595af2f</meta:generator>
    <dc:date>2014-05-15T13:27:56</dc:date>
    <meta:editing-duration>PT46M26S</meta:editing-duration>
    <meta:editing-cycles>6</meta:editing-cycles>
    <meta:document-statistic meta:table-count="1" meta:cell-count="753" meta:object-count="0"/>
  </office:meta>
</office:document-meta>
</file>